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25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4.19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9.34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10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fficient layer</text:p>
          </table:table-cell>
          <table:covered-table-cell/>
          <table:table-cell/>
          <table:table-cell office:value-type="string" calcext:value-type="string" table:number-columns-spanned="2" table:number-rows-spanned="1">
            <text:p>Bridge</text:p>
          </table:table-cell>
          <table:covered-table-cell/>
          <table:table-cell/>
          <table:table-cell office:value-type="string" calcext:value-type="string" table:number-columns-spanned="2" table:number-rows-spanned="1">
            <text:p>Rati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_bridge / gate_El</text:p>
          </table:table-cell>
          <table:table-cell office:value-type="string" calcext:value-type="string">
            <text:p>time_bridge / time_El</text:p>
          </table:table-cell>
          <table:table-cell/>
        </table:table-row>
        <table:table-row table:style-name="ro1">
          <table:table-cell office:value-type="string" calcext:value-type="string">
            <text:p>0410184_169.qasm 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0.004261" calcext:value-type="float">
            <text:p>0.004261</text:p>
          </table:table-cell>
          <table:table-cell/>
          <table:table-cell table:formula="of:=[.E3]/[.B3]" office:value-type="float" office:value="0.943217665615142" calcext:value-type="float">
            <text:p>0.943217665615142</text:p>
          </table:table-cell>
          <table:table-cell table:formula="of:=[.F3]/[.C3]" office:value-type="float" office:value="0.517991733527839" calcext:value-type="float">
            <text:p>0.517991733527839</text:p>
          </table:table-cell>
          <table:table-cell/>
        </table:table-row>
        <table:table-row table:style-name="ro1">
          <table:table-cell office:value-type="string" calcext:value-type="string">
            <text:p>3_17_13.qasm 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072" calcext:value-type="float">
            <text:p>7.2E-05</text:p>
          </table:table-cell>
          <table:table-cell/>
          <table:table-cell table:formula="of:=[.E4]/[.B4]" office:value-type="float" office:value="0.809090909090909" calcext:value-type="float">
            <text:p>0.809090909090909</text:p>
          </table:table-cell>
          <table:table-cell table:formula="of:=[.F4]/[.C4]" office:value-type="float" office:value="0.73469387755102" calcext:value-type="float">
            <text:p>0.73469387755102</text:p>
          </table:table-cell>
          <table:table-cell/>
        </table:table-row>
        <table:table-row table:style-name="ro1">
          <table:table-cell office:value-type="string" calcext:value-type="string">
            <text:p>4_49_16.qasm 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000702" calcext:value-type="float">
            <text:p>0.000702</text:p>
          </table:table-cell>
          <table:table-cell/>
          <table:table-cell table:formula="of:=[.E5]/[.B5]" office:value-type="float" office:value="0.683844011142061" calcext:value-type="float">
            <text:p>0.683844011142061</text:p>
          </table:table-cell>
          <table:table-cell table:formula="of:=[.F5]/[.C5]" office:value-type="float" office:value="0.515040352164343" calcext:value-type="float">
            <text:p>0.515040352164343</text:p>
          </table:table-cell>
          <table:table-cell/>
        </table:table-row>
        <table:table-row table:style-name="ro1">
          <table:table-cell office:value-type="string" calcext:value-type="string">
            <text:p>4gt10-v1_81.qasm 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E6]/[.B6]" office:value-type="float" office:value="0.762105263157895" calcext:value-type="float">
            <text:p>0.762105263157895</text:p>
          </table:table-cell>
          <table:table-cell table:formula="of:=[.F6]/[.C6]" office:value-type="float" office:value="0.721500721500722" calcext:value-type="float">
            <text:p>0.721500721500722</text:p>
          </table:table-cell>
          <table:table-cell/>
        </table:table-row>
        <table:table-row table:style-name="ro1">
          <table:table-cell office:value-type="string" calcext:value-type="string">
            <text:p>4gt11_82.qasm 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097" calcext:value-type="float">
            <text:p>9.7E-05</text:p>
          </table:table-cell>
          <table:table-cell/>
          <table:table-cell table:formula="of:=[.E7]/[.B7]" office:value-type="float" office:value="0.636363636363636" calcext:value-type="float">
            <text:p>0.636363636363636</text:p>
          </table:table-cell>
          <table:table-cell table:formula="of:=[.F7]/[.C7]" office:value-type="float" office:value="0.510526315789474" calcext:value-type="float">
            <text:p>0.510526315789474</text:p>
          </table:table-cell>
          <table:table-cell/>
        </table:table-row>
        <table:table-row table:style-name="ro1">
          <table:table-cell office:value-type="string" calcext:value-type="string">
            <text:p>4gt11_83.qasm 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83" calcext:value-type="float">
            <text:p>8.3E-05</text:p>
          </table:table-cell>
          <table:table-cell/>
          <table:table-cell table:formula="of:=[.E8]/[.B8]" office:value-type="float" office:value="0.730337078651685" calcext:value-type="float">
            <text:p>0.730337078651685</text:p>
          </table:table-cell>
          <table:table-cell table:formula="of:=[.F8]/[.C8]" office:value-type="float" office:value="0.522012578616352" calcext:value-type="float">
            <text:p>0.522012578616352</text:p>
          </table:table-cell>
          <table:table-cell/>
        </table:table-row>
        <table:table-row table:style-name="ro1">
          <table:table-cell office:value-type="string" calcext:value-type="string">
            <text:p>4gt11_84.qasm 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047" calcext:value-type="float">
            <text:p>4.7E-05</text:p>
          </table:table-cell>
          <table:table-cell/>
          <table:table-cell table:formula="of:=[.E9]/[.B9]" office:value-type="float" office:value="1" calcext:value-type="float">
            <text:p>1</text:p>
          </table:table-cell>
          <table:table-cell table:formula="of:=[.F9]/[.C9]" office:value-type="float" office:value="0.746031746031746" calcext:value-type="float">
            <text:p>0.746031746031746</text:p>
          </table:table-cell>
          <table:table-cell/>
        </table:table-row>
        <table:table-row table:style-name="ro1">
          <table:table-cell office:value-type="string" calcext:value-type="string">
            <text:p>4gt12-v0_86.qasm 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0.000811" calcext:value-type="float">
            <text:p>0.000811</text:p>
          </table:table-cell>
          <table:table-cell/>
          <table:table-cell table:formula="of:=[.E10]/[.B10]" office:value-type="float" office:value="0.757437070938215" calcext:value-type="float">
            <text:p>0.757437070938215</text:p>
          </table:table-cell>
          <table:table-cell table:formula="of:=[.F10]/[.C10]" office:value-type="float" office:value="0.512966476913346" calcext:value-type="float">
            <text:p>0.512966476913346</text:p>
          </table:table-cell>
          <table:table-cell/>
        </table:table-row>
        <table:table-row table:style-name="ro1">
          <table:table-cell office:value-type="string" calcext:value-type="string">
            <text:p>4gt12-v0_87.qasm 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0.000763" calcext:value-type="float">
            <text:p>0.000763</text:p>
          </table:table-cell>
          <table:table-cell/>
          <table:table-cell table:formula="of:=[.E11]/[.B11]" office:value-type="float" office:value="0.765755053507729" calcext:value-type="float">
            <text:p>0.765755053507729</text:p>
          </table:table-cell>
          <table:table-cell table:formula="of:=[.F11]/[.C11]" office:value-type="float" office:value="0.611378205128205" calcext:value-type="float">
            <text:p>0.611378205128205</text:p>
          </table:table-cell>
          <table:table-cell/>
        </table:table-row>
        <table:table-row table:style-name="ro1">
          <table:table-cell office:value-type="string" calcext:value-type="string">
            <text:p>4gt12-v0_88.qasm 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.000543" calcext:value-type="float">
            <text:p>0.000543</text:p>
          </table:table-cell>
          <table:table-cell/>
          <table:table-cell table:formula="of:=[.E12]/[.B12]" office:value-type="float" office:value="0.778401122019635" calcext:value-type="float">
            <text:p>0.778401122019635</text:p>
          </table:table-cell>
          <table:table-cell table:formula="of:=[.F12]/[.C12]" office:value-type="float" office:value="0.223825226710635" calcext:value-type="float">
            <text:p>0.223825226710635</text:p>
          </table:table-cell>
          <table:table-cell/>
        </table:table-row>
        <table:table-row table:style-name="ro1">
          <table:table-cell office:value-type="string" calcext:value-type="string">
            <text:p>4gt12-v1_89.qasm 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0.000594" calcext:value-type="float">
            <text:p>0.000594</text:p>
          </table:table-cell>
          <table:table-cell/>
          <table:table-cell table:formula="of:=[.E13]/[.B13]" office:value-type="float" office:value="0.594557823129252" calcext:value-type="float">
            <text:p>0.594557823129252</text:p>
          </table:table-cell>
          <table:table-cell table:formula="of:=[.F13]/[.C13]" office:value-type="float" office:value="0.909647779479326" calcext:value-type="float">
            <text:p>0.909647779479326</text:p>
          </table:table-cell>
          <table:table-cell/>
        </table:table-row>
        <table:table-row table:style-name="ro1">
          <table:table-cell office:value-type="string" calcext:value-type="string">
            <text:p>4gt13_90.qasm 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E14]/[.B14]" office:value-type="float" office:value="0.736318407960199" calcext:value-type="float">
            <text:p>0.736318407960199</text:p>
          </table:table-cell>
          <table:table-cell table:formula="of:=[.F14]/[.C14]" office:value-type="float" office:value="0.575539568345324" calcext:value-type="float">
            <text:p>0.575539568345324</text:p>
          </table:table-cell>
          <table:table-cell/>
        </table:table-row>
        <table:table-row table:style-name="ro1">
          <table:table-cell office:value-type="string" calcext:value-type="string">
            <text:p>4gt13_91.qasm 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408" calcext:value-type="float">
            <text:p>0.000408</text:p>
          </table:table-cell>
          <table:table-cell/>
          <table:table-cell table:formula="of:=[.E15]/[.B15]" office:value-type="float" office:value="0.723860589812333" calcext:value-type="float">
            <text:p>0.723860589812333</text:p>
          </table:table-cell>
          <table:table-cell table:formula="of:=[.F15]/[.C15]" office:value-type="float" office:value="0.948837209302326" calcext:value-type="float">
            <text:p>0.948837209302326</text:p>
          </table:table-cell>
          <table:table-cell/>
        </table:table-row>
        <table:table-row table:style-name="ro1">
          <table:table-cell office:value-type="string" calcext:value-type="string">
            <text:p>4gt13_92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0245" calcext:value-type="float">
            <text:p>0.000245</text:p>
          </table:table-cell>
          <table:table-cell/>
          <table:table-cell table:formula="of:=[.E16]/[.B16]" office:value-type="float" office:value="0.572727272727273" calcext:value-type="float">
            <text:p>0.572727272727273</text:p>
          </table:table-cell>
          <table:table-cell table:formula="of:=[.F16]/[.C16]" office:value-type="float" office:value="0.753846153846154" calcext:value-type="float">
            <text:p>0.753846153846154</text:p>
          </table:table-cell>
          <table:table-cell/>
        </table:table-row>
        <table:table-row table:style-name="ro1">
          <table:table-cell office:value-type="string" calcext:value-type="string">
            <text:p>4gt13-v1_93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285" calcext:value-type="float">
            <text:p>0.000285</text:p>
          </table:table-cell>
          <table:table-cell/>
          <table:table-cell table:formula="of:=[.E17]/[.B17]" office:value-type="float" office:value="0.549356223175966" calcext:value-type="float">
            <text:p>0.549356223175966</text:p>
          </table:table-cell>
          <table:table-cell table:formula="of:=[.F17]/[.C17]" office:value-type="float" office:value="1.33802816901408" calcext:value-type="float">
            <text:p>1.33802816901408</text:p>
          </table:table-cell>
          <table:table-cell/>
        </table:table-row>
        <table:table-row table:style-name="ro1">
          <table:table-cell office:value-type="string" calcext:value-type="string">
            <text:p>4gt4-v0_72.qasm 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00078" calcext:value-type="float">
            <text:p>0.00078</text:p>
          </table:table-cell>
          <table:table-cell/>
          <table:table-cell table:formula="of:=[.E18]/[.B18]" office:value-type="float" office:value="0.755269320843091" calcext:value-type="float">
            <text:p>0.755269320843091</text:p>
          </table:table-cell>
          <table:table-cell table:formula="of:=[.F18]/[.C18]" office:value-type="float" office:value="0.443938531587934" calcext:value-type="float">
            <text:p>0.443938531587934</text:p>
          </table:table-cell>
          <table:table-cell/>
        </table:table-row>
        <table:table-row table:style-name="ro1">
          <table:table-cell office:value-type="string" calcext:value-type="string">
            <text:p>4gt4-v0_73.qasm 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01077" calcext:value-type="float">
            <text:p>0.001077</text:p>
          </table:table-cell>
          <table:table-cell/>
          <table:table-cell table:formula="of:=[.E19]/[.B19]" office:value-type="float" office:value="0.790611028315946" calcext:value-type="float">
            <text:p>0.790611028315946</text:p>
          </table:table-cell>
          <table:table-cell table:formula="of:=[.F19]/[.C19]" office:value-type="float" office:value="0.401266766020864" calcext:value-type="float">
            <text:p>0.401266766020864</text:p>
          </table:table-cell>
          <table:table-cell/>
        </table:table-row>
        <table:table-row table:style-name="ro1">
          <table:table-cell office:value-type="string" calcext:value-type="string">
            <text:p>4gt4-v0_78.qasm 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000863" calcext:value-type="float">
            <text:p>0.000863</text:p>
          </table:table-cell>
          <table:table-cell/>
          <table:table-cell table:formula="of:=[.E20]/[.B20]" office:value-type="float" office:value="0.737605804111245" calcext:value-type="float">
            <text:p>0.737605804111245</text:p>
          </table:table-cell>
          <table:table-cell table:formula="of:=[.F20]/[.C20]" office:value-type="float" office:value="1.20362622036262" calcext:value-type="float">
            <text:p>1.20362622036262</text:p>
          </table:table-cell>
          <table:table-cell/>
        </table:table-row>
        <table:table-row table:style-name="ro1">
          <table:table-cell office:value-type="string" calcext:value-type="string">
            <text:p>4gt4-v0_79.qasm 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0.000618" calcext:value-type="float">
            <text:p>0.000618</text:p>
          </table:table-cell>
          <table:table-cell/>
          <table:table-cell table:formula="of:=[.E21]/[.B21]" office:value-type="float" office:value="0.756035578144854" calcext:value-type="float">
            <text:p>0.756035578144854</text:p>
          </table:table-cell>
          <table:table-cell table:formula="of:=[.F21]/[.C21]" office:value-type="float" office:value="0.578110383536015" calcext:value-type="float">
            <text:p>0.578110383536015</text:p>
          </table:table-cell>
          <table:table-cell/>
        </table:table-row>
        <table:table-row table:style-name="ro1">
          <table:table-cell office:value-type="string" calcext:value-type="string">
            <text:p>4gt4-v0_80.qasm 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479" calcext:value-type="float">
            <text:p>0.000479</text:p>
          </table:table-cell>
          <table:table-cell/>
          <table:table-cell table:formula="of:=[.E22]/[.B22]" office:value-type="float" office:value="0.551301684532925" calcext:value-type="float">
            <text:p>0.551301684532925</text:p>
          </table:table-cell>
          <table:table-cell table:formula="of:=[.F22]/[.C22]" office:value-type="float" office:value="0.253707627118644" calcext:value-type="float">
            <text:p>0.253707627118644</text:p>
          </table:table-cell>
          <table:table-cell/>
        </table:table-row>
        <table:table-row table:style-name="ro1">
          <table:table-cell office:value-type="string" calcext:value-type="string">
            <text:p>4gt4-v1_74.qasm 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0.000759" calcext:value-type="float">
            <text:p>0.000759</text:p>
          </table:table-cell>
          <table:table-cell/>
          <table:table-cell table:formula="of:=[.E23]/[.B23]" office:value-type="float" office:value="0.633149171270718" calcext:value-type="float">
            <text:p>0.633149171270718</text:p>
          </table:table-cell>
          <table:table-cell table:formula="of:=[.F23]/[.C23]" office:value-type="float" office:value="0.67828418230563" calcext:value-type="float">
            <text:p>0.67828418230563</text:p>
          </table:table-cell>
          <table:table-cell/>
        </table:table-row>
        <table:table-row table:style-name="ro1">
          <table:table-cell office:value-type="string" calcext:value-type="string">
            <text:p>4gt5_75.qasm 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26" calcext:value-type="float">
            <text:p>0.00026</text:p>
          </table:table-cell>
          <table:table-cell/>
          <table:table-cell table:formula="of:=[.E24]/[.B24]" office:value-type="float" office:value="0.601374570446735" calcext:value-type="float">
            <text:p>0.601374570446735</text:p>
          </table:table-cell>
          <table:table-cell table:formula="of:=[.F24]/[.C24]" office:value-type="float" office:value="0.497131931166348" calcext:value-type="float">
            <text:p>0.497131931166348</text:p>
          </table:table-cell>
          <table:table-cell/>
        </table:table-row>
        <table:table-row table:style-name="ro1">
          <table:table-cell office:value-type="string" calcext:value-type="string">
            <text:p>4gt5_76.qasm 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287" calcext:value-type="float">
            <text:p>0.000287</text:p>
          </table:table-cell>
          <table:table-cell/>
          <table:table-cell table:formula="of:=[.E25]/[.B25]" office:value-type="float" office:value="0.524781341107872" calcext:value-type="float">
            <text:p>0.524781341107872</text:p>
          </table:table-cell>
          <table:table-cell table:formula="of:=[.F25]/[.C25]" office:value-type="float" office:value="0.519927536231884" calcext:value-type="float">
            <text:p>0.519927536231884</text:p>
          </table:table-cell>
          <table:table-cell/>
        </table:table-row>
        <table:table-row table:style-name="ro1">
          <table:table-cell office:value-type="string" calcext:value-type="string">
            <text:p>4gt5_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0.000371" calcext:value-type="float">
            <text:p>0.000371</text:p>
          </table:table-cell>
          <table:table-cell/>
          <table:table-cell table:formula="of:=[.E26]/[.B26]" office:value-type="float" office:value="0.665909090909091" calcext:value-type="float">
            <text:p>0.665909090909091</text:p>
          </table:table-cell>
          <table:table-cell table:formula="of:=[.F26]/[.C26]" office:value-type="float" office:value="0.468434343434343" calcext:value-type="float">
            <text:p>0.468434343434343</text:p>
          </table:table-cell>
          <table:table-cell/>
        </table:table-row>
        <table:table-row table:style-name="ro1">
          <table:table-cell office:value-type="string" calcext:value-type="string">
            <text:p>4mod5-bdd_287.qasm 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000212" calcext:value-type="float">
            <text:p>0.000212</text:p>
          </table:table-cell>
          <table:table-cell/>
          <table:table-cell table:formula="of:=[.E27]/[.B27]" office:value-type="float" office:value="0.853754940711462" calcext:value-type="float">
            <text:p>0.853754940711462</text:p>
          </table:table-cell>
          <table:table-cell table:formula="of:=[.F27]/[.C27]" office:value-type="float" office:value="0.553524804177546" calcext:value-type="float">
            <text:p>0.553524804177546</text:p>
          </table:table-cell>
          <table:table-cell/>
        </table:table-row>
        <table:table-row table:style-name="ro1">
          <table:table-cell office:value-type="string" calcext:value-type="string">
            <text:p>4mod5-v0_18.qasm 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229" calcext:value-type="float">
            <text:p>0.000229</text:p>
          </table:table-cell>
          <table:table-cell/>
          <table:table-cell table:formula="of:=[.E28]/[.B28]" office:value-type="float" office:value="0.63963963963964" calcext:value-type="float">
            <text:p>0.63963963963964</text:p>
          </table:table-cell>
          <table:table-cell table:formula="of:=[.F28]/[.C28]" office:value-type="float" office:value="1.12807881773399" calcext:value-type="float">
            <text:p>1.12807881773399</text:p>
          </table:table-cell>
          <table:table-cell/>
        </table:table-row>
        <table:table-row table:style-name="ro1">
          <table:table-cell office:value-type="string" calcext:value-type="string">
            <text:p>4mod5-v0_19.qasm 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092" calcext:value-type="float">
            <text:p>9.2E-05</text:p>
          </table:table-cell>
          <table:table-cell/>
          <table:table-cell table:formula="of:=[.E29]/[.B29]" office:value-type="float" office:value="0.630252100840336" calcext:value-type="float">
            <text:p>0.630252100840336</text:p>
          </table:table-cell>
          <table:table-cell table:formula="of:=[.F29]/[.C29]" office:value-type="float" office:value="0.760330578512397" calcext:value-type="float">
            <text:p>0.760330578512397</text:p>
          </table:table-cell>
          <table:table-cell/>
        </table:table-row>
        <table:table-row table:style-name="ro1">
          <table:table-cell office:value-type="string" calcext:value-type="string">
            <text:p>4mod5-v0_20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053" calcext:value-type="float">
            <text:p>5.3E-05</text:p>
          </table:table-cell>
          <table:table-cell/>
          <table:table-cell table:formula="of:=[.E30]/[.B30]" office:value-type="float" office:value="0.883333333333333" calcext:value-type="float">
            <text:p>0.883333333333333</text:p>
          </table:table-cell>
          <table:table-cell table:formula="of:=[.F30]/[.C30]" office:value-type="float" office:value="0.417322834645669" calcext:value-type="float">
            <text:p>0.417322834645669</text:p>
          </table:table-cell>
          <table:table-cell/>
        </table:table-row>
        <table:table-row table:style-name="ro1">
          <table:table-cell office:value-type="string" calcext:value-type="string">
            <text:p>4mod5-v1_22.qasm 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47" calcext:value-type="float">
            <text:p>4.7E-05</text:p>
          </table:table-cell>
          <table:table-cell/>
          <table:table-cell table:formula="of:=[.E31]/[.B31]" office:value-type="float" office:value="0.823529411764706" calcext:value-type="float">
            <text:p>0.823529411764706</text:p>
          </table:table-cell>
          <table:table-cell table:formula="of:=[.F31]/[.C31]" office:value-type="float" office:value="0.317567567567568" calcext:value-type="float">
            <text:p>0.317567567567568</text:p>
          </table:table-cell>
          <table:table-cell/>
        </table:table-row>
        <table:table-row table:style-name="ro1">
          <table:table-cell office:value-type="string" calcext:value-type="string">
            <text:p>4mod5-v1_23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0258" calcext:value-type="float">
            <text:p>0.000258</text:p>
          </table:table-cell>
          <table:table-cell/>
          <table:table-cell table:formula="of:=[.E32]/[.B32]" office:value-type="float" office:value="0.695454545454545" calcext:value-type="float">
            <text:p>0.695454545454545</text:p>
          </table:table-cell>
          <table:table-cell table:formula="of:=[.F32]/[.C32]" office:value-type="float" office:value="0.663239074550129" calcext:value-type="float">
            <text:p>0.663239074550129</text:p>
          </table:table-cell>
          <table:table-cell/>
        </table:table-row>
        <table:table-row table:style-name="ro1">
          <table:table-cell office:value-type="string" calcext:value-type="string">
            <text:p>4mod5-v1_24.qasm 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117" calcext:value-type="float">
            <text:p>0.000117</text:p>
          </table:table-cell>
          <table:table-cell/>
          <table:table-cell table:formula="of:=[.E33]/[.B33]" office:value-type="float" office:value="0.663716814159292" calcext:value-type="float">
            <text:p>0.663716814159292</text:p>
          </table:table-cell>
          <table:table-cell table:formula="of:=[.F33]/[.C33]" office:value-type="float" office:value="0.603092783505155" calcext:value-type="float">
            <text:p>0.603092783505155</text:p>
          </table:table-cell>
          <table:table-cell/>
        </table:table-row>
        <table:table-row table:style-name="ro1">
          <table:table-cell office:value-type="string" calcext:value-type="string">
            <text:p>4mod7-v0_94.qasm 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000446" calcext:value-type="float">
            <text:p>0.000446</text:p>
          </table:table-cell>
          <table:table-cell/>
          <table:table-cell table:formula="of:=[.E34]/[.B34]" office:value-type="float" office:value="0.886274509803921" calcext:value-type="float">
            <text:p>0.886274509803921</text:p>
          </table:table-cell>
          <table:table-cell table:formula="of:=[.F34]/[.C34]" office:value-type="float" office:value="0.554726368159204" calcext:value-type="float">
            <text:p>0.554726368159204</text:p>
          </table:table-cell>
          <table:table-cell/>
        </table:table-row>
        <table:table-row table:style-name="ro1">
          <table:table-cell office:value-type="string" calcext:value-type="string">
            <text:p>4mod7-v1_96.qasm 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000485" calcext:value-type="float">
            <text:p>0.000485</text:p>
          </table:table-cell>
          <table:table-cell/>
          <table:table-cell table:formula="of:=[.E35]/[.B35]" office:value-type="float" office:value="0.60038240917782" calcext:value-type="float">
            <text:p>0.60038240917782</text:p>
          </table:table-cell>
          <table:table-cell table:formula="of:=[.F35]/[.C35]" office:value-type="float" office:value="0.715339233038348" calcext:value-type="float">
            <text:p>0.715339233038348</text:p>
          </table:table-cell>
          <table:table-cell/>
        </table:table-row>
        <table:table-row table:style-name="ro1">
          <table:table-cell office:value-type="string" calcext:value-type="string">
            <text:p>9symml_195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/>
          <table:table-cell office:value-type="float" office:value="106026" calcext:value-type="float">
            <text:p>106026</text:p>
          </table:table-cell>
          <table:table-cell office:value-type="float" office:value="0.099665" calcext:value-type="float">
            <text:p>0.099665</text:p>
          </table:table-cell>
          <table:table-cell/>
          <table:table-cell table:formula="of:=[.E36]/[.B36]" office:value-type="float" office:value="0.807687912791096" calcext:value-type="float">
            <text:p>0.807687912791096</text:p>
          </table:table-cell>
          <table:table-cell table:formula="of:=[.F36]/[.C36]" office:value-type="float" office:value="0.0144915419355402" calcext:value-type="float">
            <text:p>0.01449154193554</text:p>
          </table:table-cell>
          <table:table-cell/>
        </table:table-row>
        <table:table-row table:style-name="ro1">
          <table:table-cell office:value-type="string" calcext:value-type="string">
            <text:p>adr4_197.qasm 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/>
          <table:table-cell office:value-type="float" office:value="10981" calcext:value-type="float">
            <text:p>10981</text:p>
          </table:table-cell>
          <table:table-cell office:value-type="float" office:value="0.009512" calcext:value-type="float">
            <text:p>0.009512</text:p>
          </table:table-cell>
          <table:table-cell/>
          <table:table-cell table:formula="of:=[.E37]/[.B37]" office:value-type="float" office:value="0.866898239520013" calcext:value-type="float">
            <text:p>0.866898239520013</text:p>
          </table:table-cell>
          <table:table-cell table:formula="of:=[.F37]/[.C37]" office:value-type="float" office:value="0.113546292317242" calcext:value-type="float">
            <text:p>0.113546292317242</text:p>
          </table:table-cell>
          <table:table-cell/>
        </table:table-row>
        <table:table-row table:style-name="ro1">
          <table:table-cell office:value-type="string" calcext:value-type="string">
            <text:p>aj-e11_165.qasm 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000504" calcext:value-type="float">
            <text:p>0.000504</text:p>
          </table:table-cell>
          <table:table-cell/>
          <table:table-cell table:formula="of:=[.E38]/[.B38]" office:value-type="float" office:value="0.886075949367089" calcext:value-type="float">
            <text:p>0.886075949367089</text:p>
          </table:table-cell>
          <table:table-cell table:formula="of:=[.F38]/[.C38]" office:value-type="float" office:value="1.52727272727273" calcext:value-type="float">
            <text:p>1.52727272727273</text:p>
          </table:table-cell>
          <table:table-cell/>
        </table:table-row>
        <table:table-row table:style-name="ro1">
          <table:table-cell office:value-type="string" calcext:value-type="string">
            <text:p>alu-bdd_288.qasm 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242" calcext:value-type="float">
            <text:p>0.000242</text:p>
          </table:table-cell>
          <table:table-cell/>
          <table:table-cell table:formula="of:=[.E39]/[.B39]" office:value-type="float" office:value="0.610738255033557" calcext:value-type="float">
            <text:p>0.610738255033557</text:p>
          </table:table-cell>
          <table:table-cell table:formula="of:=[.F39]/[.C39]" office:value-type="float" office:value="0.964143426294821" calcext:value-type="float">
            <text:p>0.964143426294821</text:p>
          </table:table-cell>
          <table:table-cell/>
        </table:table-row>
        <table:table-row table:style-name="ro1">
          <table:table-cell office:value-type="string" calcext:value-type="string">
            <text:p>alu-v0_26.qasm 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000378" calcext:value-type="float">
            <text:p>0.000378</text:p>
          </table:table-cell>
          <table:table-cell/>
          <table:table-cell table:formula="of:=[.E40]/[.B40]" office:value-type="float" office:value="0.827956989247312" calcext:value-type="float">
            <text:p>0.827956989247312</text:p>
          </table:table-cell>
          <table:table-cell table:formula="of:=[.F40]/[.C40]" office:value-type="float" office:value="0.646153846153846" calcext:value-type="float">
            <text:p>0.646153846153846</text:p>
          </table:table-cell>
          <table:table-cell/>
        </table:table-row>
        <table:table-row table:style-name="ro1">
          <table:table-cell office:value-type="string" calcext:value-type="string">
            <text:p>alu-v0_27.qasm 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123" calcext:value-type="float">
            <text:p>0.000123</text:p>
          </table:table-cell>
          <table:table-cell/>
          <table:table-cell table:formula="of:=[.E41]/[.B41]" office:value-type="float" office:value="0.781954887218045" calcext:value-type="float">
            <text:p>0.781954887218045</text:p>
          </table:table-cell>
          <table:table-cell table:formula="of:=[.F41]/[.C41]" office:value-type="float" office:value="0.336065573770492" calcext:value-type="float">
            <text:p>0.336065573770492</text:p>
          </table:table-cell>
          <table:table-cell/>
        </table:table-row>
        <table:table-row table:style-name="ro1">
          <table:table-cell office:value-type="string" calcext:value-type="string">
            <text:p>alu-v1_28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115" calcext:value-type="float">
            <text:p>0.000115</text:p>
          </table:table-cell>
          <table:table-cell/>
          <table:table-cell table:formula="of:=[.E42]/[.B42]" office:value-type="float" office:value="0.656716417910448" calcext:value-type="float">
            <text:p>0.656716417910448</text:p>
          </table:table-cell>
          <table:table-cell table:formula="of:=[.F42]/[.C42]" office:value-type="float" office:value="0.344311377245509" calcext:value-type="float">
            <text:p>0.344311377245509</text:p>
          </table:table-cell>
          <table:table-cell/>
        </table:table-row>
        <table:table-row table:style-name="ro1">
          <table:table-cell office:value-type="string" calcext:value-type="string">
            <text:p>alu-v1_29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13" calcext:value-type="float">
            <text:p>0.00013</text:p>
          </table:table-cell>
          <table:table-cell/>
          <table:table-cell table:formula="of:=[.E43]/[.B43]" office:value-type="float" office:value="0.67910447761194" calcext:value-type="float">
            <text:p>0.67910447761194</text:p>
          </table:table-cell>
          <table:table-cell table:formula="of:=[.F43]/[.C43]" office:value-type="float" office:value="0.354223433242507" calcext:value-type="float">
            <text:p>0.354223433242507</text:p>
          </table:table-cell>
          <table:table-cell/>
        </table:table-row>
        <table:table-row table:style-name="ro1">
          <table:table-cell office:value-type="string" calcext:value-type="string">
            <text:p>alu-v2_30.qasm 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0.001416" calcext:value-type="float">
            <text:p>0.001416</text:p>
          </table:table-cell>
          <table:table-cell/>
          <table:table-cell table:formula="of:=[.E44]/[.B44]" office:value-type="float" office:value="0.796725014116318" calcext:value-type="float">
            <text:p>0.796725014116318</text:p>
          </table:table-cell>
          <table:table-cell table:formula="of:=[.F44]/[.C44]" office:value-type="float" office:value="0.483606557377049" calcext:value-type="float">
            <text:p>0.483606557377049</text:p>
          </table:table-cell>
          <table:table-cell/>
        </table:table-row>
        <table:table-row table:style-name="ro1">
          <table:table-cell office:value-type="string" calcext:value-type="string">
            <text:p>alu-v2_31.qasm 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0.001175" calcext:value-type="float">
            <text:p>0.001175</text:p>
          </table:table-cell>
          <table:table-cell/>
          <table:table-cell table:formula="of:=[.E45]/[.B45]" office:value-type="float" office:value="0.600130039011703" calcext:value-type="float">
            <text:p>0.600130039011703</text:p>
          </table:table-cell>
          <table:table-cell table:formula="of:=[.F45]/[.C45]" office:value-type="float" office:value="0.395622895622896" calcext:value-type="float">
            <text:p>0.395622895622896</text:p>
          </table:table-cell>
          <table:table-cell/>
        </table:table-row>
        <table:table-row table:style-name="ro1">
          <table:table-cell office:value-type="string" calcext:value-type="string">
            <text:p>alu-v2_32.qasm 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000508" calcext:value-type="float">
            <text:p>0.000508</text:p>
          </table:table-cell>
          <table:table-cell/>
          <table:table-cell table:formula="of:=[.E46]/[.B46]" office:value-type="float" office:value="0.600746268656716" calcext:value-type="float">
            <text:p>0.600746268656716</text:p>
          </table:table-cell>
          <table:table-cell table:formula="of:=[.F46]/[.C46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alu-v2_33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101" calcext:value-type="float">
            <text:p>0.000101</text:p>
          </table:table-cell>
          <table:table-cell/>
          <table:table-cell table:formula="of:=[.E47]/[.B47]" office:value-type="float" office:value="0.724770642201835" calcext:value-type="float">
            <text:p>0.724770642201835</text:p>
          </table:table-cell>
          <table:table-cell table:formula="of:=[.F47]/[.C47]" office:value-type="float" office:value="0.748148148148148" calcext:value-type="float">
            <text:p>0.748148148148148</text:p>
          </table:table-cell>
          <table:table-cell/>
        </table:table-row>
        <table:table-row table:style-name="ro1">
          <table:table-cell office:value-type="string" calcext:value-type="string">
            <text:p>alu-v3_34.qasm 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27" calcext:value-type="float">
            <text:p>0.00027</text:p>
          </table:table-cell>
          <table:table-cell/>
          <table:table-cell table:formula="of:=[.E48]/[.B48]" office:value-type="float" office:value="0.609756097560976" calcext:value-type="float">
            <text:p>0.609756097560976</text:p>
          </table:table-cell>
          <table:table-cell table:formula="of:=[.F48]/[.C48]" office:value-type="float" office:value="1.61676646706587" calcext:value-type="float">
            <text:p>1.61676646706587</text:p>
          </table:table-cell>
          <table:table-cell/>
        </table:table-row>
        <table:table-row table:style-name="ro1">
          <table:table-cell office:value-type="string" calcext:value-type="string">
            <text:p>alu-v3_35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106" calcext:value-type="float">
            <text:p>0.000106</text:p>
          </table:table-cell>
          <table:table-cell/>
          <table:table-cell table:formula="of:=[.E49]/[.B49]" office:value-type="float" office:value="0.783582089552239" calcext:value-type="float">
            <text:p>0.783582089552239</text:p>
          </table:table-cell>
          <table:table-cell table:formula="of:=[.F49]/[.C49]" office:value-type="float" office:value="0.287262872628726" calcext:value-type="float">
            <text:p>0.287262872628726</text:p>
          </table:table-cell>
          <table:table-cell/>
        </table:table-row>
        <table:table-row table:style-name="ro1">
          <table:table-cell office:value-type="string" calcext:value-type="string">
            <text:p>alu-v4_36.qasm 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000334" calcext:value-type="float">
            <text:p>0.000334</text:p>
          </table:table-cell>
          <table:table-cell/>
          <table:table-cell table:formula="of:=[.E50]/[.B50]" office:value-type="float" office:value="0.614958448753463" calcext:value-type="float">
            <text:p>0.614958448753463</text:p>
          </table:table-cell>
          <table:table-cell table:formula="of:=[.F50]/[.C50]" office:value-type="float" office:value="0.935574229691877" calcext:value-type="float">
            <text:p>0.935574229691877</text:p>
          </table:table-cell>
          <table:table-cell/>
        </table:table-row>
        <table:table-row table:style-name="ro1">
          <table:table-cell office:value-type="string" calcext:value-type="string">
            <text:p>alu-v4_37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172" calcext:value-type="float">
            <text:p>0.000172</text:p>
          </table:table-cell>
          <table:table-cell/>
          <table:table-cell table:formula="of:=[.E51]/[.B51]" office:value-type="float" office:value="0.783582089552239" calcext:value-type="float">
            <text:p>0.783582089552239</text:p>
          </table:table-cell>
          <table:table-cell table:formula="of:=[.F51]/[.C51]" office:value-type="float" office:value="0.505882352941176" calcext:value-type="float">
            <text:p>0.505882352941176</text:p>
          </table:table-cell>
          <table:table-cell/>
        </table:table-row>
        <table:table-row table:style-name="ro1">
          <table:table-cell office:value-type="string" calcext:value-type="string">
            <text:p>C17_204.qasm 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001297" calcext:value-type="float">
            <text:p>0.001297</text:p>
          </table:table-cell>
          <table:table-cell/>
          <table:table-cell table:formula="of:=[.E52]/[.B52]" office:value-type="float" office:value="0.677757239679606" calcext:value-type="float">
            <text:p>0.677757239679606</text:p>
          </table:table-cell>
          <table:table-cell table:formula="of:=[.F52]/[.C52]" office:value-type="float" office:value="0.349973016729628" calcext:value-type="float">
            <text:p>0.349973016729628</text:p>
          </table:table-cell>
          <table:table-cell/>
        </table:table-row>
        <table:table-row table:style-name="ro1">
          <table:table-cell office:value-type="string" calcext:value-type="string">
            <text:p>clip_206.qasm 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/>
          <table:table-cell office:value-type="float" office:value="119531" calcext:value-type="float">
            <text:p>119531</text:p>
          </table:table-cell>
          <table:table-cell office:value-type="float" office:value="0.096853" calcext:value-type="float">
            <text:p>0.096853</text:p>
          </table:table-cell>
          <table:table-cell/>
          <table:table-cell table:formula="of:=[.E53]/[.B53]" office:value-type="float" office:value="0.917944031455428" calcext:value-type="float">
            <text:p>0.917944031455428</text:p>
          </table:table-cell>
          <table:table-cell table:formula="of:=[.F53]/[.C53]" office:value-type="float" office:value="0.00254821328029215" calcext:value-type="float">
            <text:p>0.002548213280292</text:p>
          </table:table-cell>
          <table:table-cell/>
        </table:table-row>
        <table:table-row table:style-name="ro1">
          <table:table-cell office:value-type="string" calcext:value-type="string">
            <text:p>cm152a_212.qasm 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/>
          <table:table-cell office:value-type="float" office:value="3971" calcext:value-type="float">
            <text:p>3971</text:p>
          </table:table-cell>
          <table:table-cell office:value-type="float" office:value="0.003392" calcext:value-type="float">
            <text:p>0.003392</text:p>
          </table:table-cell>
          <table:table-cell/>
          <table:table-cell table:formula="of:=[.E54]/[.B54]" office:value-type="float" office:value="0.912454044117647" calcext:value-type="float">
            <text:p>0.912454044117647</text:p>
          </table:table-cell>
          <table:table-cell table:formula="of:=[.F54]/[.C54]" office:value-type="float" office:value="0.14244918528473" calcext:value-type="float">
            <text:p>0.14244918528473</text:p>
          </table:table-cell>
          <table:table-cell/>
        </table:table-row>
        <table:table-row table:style-name="ro1">
          <table:table-cell office:value-type="string" calcext:value-type="string">
            <text:p>cm42a_207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/>
          <table:table-cell office:value-type="float" office:value="4948" calcext:value-type="float">
            <text:p>4948</text:p>
          </table:table-cell>
          <table:table-cell office:value-type="float" office:value="0.005115" calcext:value-type="float">
            <text:p>0.005115</text:p>
          </table:table-cell>
          <table:table-cell/>
          <table:table-cell table:formula="of:=[.E55]/[.B55]" office:value-type="float" office:value="0.788651577940708" calcext:value-type="float">
            <text:p>0.788651577940708</text:p>
          </table:table-cell>
          <table:table-cell table:formula="of:=[.F55]/[.C55]" office:value-type="float" office:value="0.219744812475834" calcext:value-type="float">
            <text:p>0.219744812475834</text:p>
          </table:table-cell>
          <table:table-cell/>
        </table:table-row>
        <table:table-row table:style-name="ro1">
          <table:table-cell office:value-type="string" calcext:value-type="string">
            <text:p>cm82a_208.qasm 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0.001876" calcext:value-type="float">
            <text:p>0.001876</text:p>
          </table:table-cell>
          <table:table-cell/>
          <table:table-cell table:formula="of:=[.E56]/[.B56]" office:value-type="float" office:value="0.812080536912752" calcext:value-type="float">
            <text:p>0.812080536912752</text:p>
          </table:table-cell>
          <table:table-cell table:formula="of:=[.F56]/[.C56]" office:value-type="float" office:value="0.112382435751513" calcext:value-type="float">
            <text:p>0.112382435751513</text:p>
          </table:table-cell>
          <table:table-cell/>
        </table:table-row>
        <table:table-row table:style-name="ro1">
          <table:table-cell office:value-type="string" calcext:value-type="string">
            <text:p>cm85a_209.qasm 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/>
          <table:table-cell office:value-type="float" office:value="37724" calcext:value-type="float">
            <text:p>37724</text:p>
          </table:table-cell>
          <table:table-cell office:value-type="float" office:value="0.03246" calcext:value-type="float">
            <text:p>0.03246</text:p>
          </table:table-cell>
          <table:table-cell/>
          <table:table-cell table:formula="of:=[.E57]/[.B57]" office:value-type="float" office:value="0.872271550129486" calcext:value-type="float">
            <text:p>0.872271550129486</text:p>
          </table:table-cell>
          <table:table-cell table:formula="of:=[.F57]/[.C57]" office:value-type="float" office:value="0.0321201686160423" calcext:value-type="float">
            <text:p>0.032120168616042</text:p>
          </table:table-cell>
          <table:table-cell/>
        </table:table-row>
        <table:table-row table:style-name="ro1">
          <table:table-cell office:value-type="string" calcext:value-type="string">
            <text:p>cnt3-5_179.qasm </text:p>
          </table:table-cell>
          <table:table-cell office:value-type="float" office:value="665" calcext:value-type="float">
            <text:p>665</text:p>
          </table:table-cell>
          <table:table-cell office:value-type="float" office:value="0.010962" calcext:value-type="float">
            <text:p>0.01096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0.000901" calcext:value-type="float">
            <text:p>0.000901</text:p>
          </table:table-cell>
          <table:table-cell/>
          <table:table-cell table:formula="of:=[.E58]/[.B58]" office:value-type="float" office:value="1.3593984962406" calcext:value-type="float">
            <text:p>1.3593984962406</text:p>
          </table:table-cell>
          <table:table-cell table:formula="of:=[.F58]/[.C58]" office:value-type="float" office:value="0.0821930304688925" calcext:value-type="float">
            <text:p>0.082193030468893</text:p>
          </table:table-cell>
          <table:table-cell/>
        </table:table-row>
        <table:table-row table:style-name="ro1">
          <table:table-cell office:value-type="string" calcext:value-type="string">
            <text:p>cnt3-5_180.qasm 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0.001356" calcext:value-type="float">
            <text:p>0.001356</text:p>
          </table:table-cell>
          <table:table-cell/>
          <table:table-cell table:formula="of:=[.E59]/[.B59]" office:value-type="float" office:value="1.00865800865801" calcext:value-type="float">
            <text:p>1.00865800865801</text:p>
          </table:table-cell>
          <table:table-cell table:formula="of:=[.F59]/[.C59]" office:value-type="float" office:value="0.0140160833522833" calcext:value-type="float">
            <text:p>0.014016083352283</text:p>
          </table:table-cell>
          <table:table-cell/>
        </table:table-row>
        <table:table-row table:style-name="ro1">
          <table:table-cell office:value-type="string" calcext:value-type="string">
            <text:p>co14_215.qasm 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/>
          <table:table-cell office:value-type="float" office:value="69376" calcext:value-type="float">
            <text:p>69376</text:p>
          </table:table-cell>
          <table:table-cell office:value-type="float" office:value="0.051834" calcext:value-type="float">
            <text:p>0.051834</text:p>
          </table:table-cell>
          <table:table-cell/>
          <table:table-cell table:formula="of:=[.E60]/[.B60]" office:value-type="float" office:value="0.940895651938047" calcext:value-type="float">
            <text:p>0.940895651938047</text:p>
          </table:table-cell>
          <table:table-cell table:formula="of:=[.F60]/[.C60]" office:value-type="float" office:value="0.000344916156507852" calcext:value-type="float">
            <text:p>0.000344916156508</text:p>
          </table:table-cell>
          <table:table-cell/>
        </table:table-row>
        <table:table-row table:style-name="ro1">
          <table:table-cell office:value-type="string" calcext:value-type="string">
            <text:p>con1_216.qasm 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0.002866" calcext:value-type="float">
            <text:p>0.002866</text:p>
          </table:table-cell>
          <table:table-cell/>
          <table:table-cell table:formula="of:=[.E61]/[.B61]" office:value-type="float" office:value="0.795888399412628" calcext:value-type="float">
            <text:p>0.795888399412628</text:p>
          </table:table-cell>
          <table:table-cell table:formula="of:=[.F61]/[.C61]" office:value-type="float" office:value="0.178089852731001" calcext:value-type="float">
            <text:p>0.178089852731001</text:p>
          </table:table-cell>
          <table:table-cell/>
        </table:table-row>
        <table:table-row table:style-name="ro1">
          <table:table-cell office:value-type="string" calcext:value-type="string">
            <text:p>cycle10_2_110.qasm 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/>
          <table:table-cell office:value-type="float" office:value="18515" calcext:value-type="float">
            <text:p>18515</text:p>
          </table:table-cell>
          <table:table-cell office:value-type="float" office:value="0.017081" calcext:value-type="float">
            <text:p>0.017081</text:p>
          </table:table-cell>
          <table:table-cell/>
          <table:table-cell table:formula="of:=[.E62]/[.B62]" office:value-type="float" office:value="0.8238408827979" calcext:value-type="float">
            <text:p>0.8238408827979</text:p>
          </table:table-cell>
          <table:table-cell table:formula="of:=[.F62]/[.C62]" office:value-type="float" office:value="0.00269849269253677" calcext:value-type="float">
            <text:p>0.002698492692537</text:p>
          </table:table-cell>
          <table:table-cell/>
        </table:table-row>
        <table:table-row table:style-name="ro1">
          <table:table-cell office:value-type="string" calcext:value-type="string">
            <text:p>dc1_220.qasm 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/>
          <table:table-cell office:value-type="float" office:value="5632" calcext:value-type="float">
            <text:p>5632</text:p>
          </table:table-cell>
          <table:table-cell office:value-type="float" office:value="0.005464" calcext:value-type="float">
            <text:p>0.005464</text:p>
          </table:table-cell>
          <table:table-cell/>
          <table:table-cell table:formula="of:=[.E63]/[.B63]" office:value-type="float" office:value="0.826533607279131" calcext:value-type="float">
            <text:p>0.826533607279131</text:p>
          </table:table-cell>
          <table:table-cell table:formula="of:=[.F63]/[.C63]" office:value-type="float" office:value="0.175776097796365" calcext:value-type="float">
            <text:p>0.175776097796365</text:p>
          </table:table-cell>
          <table:table-cell/>
        </table:table-row>
        <table:table-row table:style-name="ro1">
          <table:table-cell office:value-type="string" calcext:value-type="string">
            <text:p>dc2_222.qasm 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/>
          <table:table-cell office:value-type="float" office:value="33572" calcext:value-type="float">
            <text:p>33572</text:p>
          </table:table-cell>
          <table:table-cell office:value-type="float" office:value="0.027185" calcext:value-type="float">
            <text:p>0.027185</text:p>
          </table:table-cell>
          <table:table-cell/>
          <table:table-cell table:formula="of:=[.E64]/[.B64]" office:value-type="float" office:value="0.955025175660683" calcext:value-type="float">
            <text:p>0.955025175660683</text:p>
          </table:table-cell>
          <table:table-cell table:formula="of:=[.F64]/[.C64]" office:value-type="float" office:value="0.00149469146731033" calcext:value-type="float">
            <text:p>0.00149469146731</text:p>
          </table:table-cell>
          <table:table-cell/>
        </table:table-row>
        <table:table-row table:style-name="ro1">
          <table:table-cell office:value-type="string" calcext:value-type="string">
            <text:p>decod24-bdd_294.qasm 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193" calcext:value-type="float">
            <text:p>0.000193</text:p>
          </table:table-cell>
          <table:table-cell/>
          <table:table-cell table:formula="of:=[.E65]/[.B65]" office:value-type="float" office:value="0.734513274336283" calcext:value-type="float">
            <text:p>0.734513274336283</text:p>
          </table:table-cell>
          <table:table-cell table:formula="of:=[.F65]/[.C65]" office:value-type="float" office:value="0.497422680412371" calcext:value-type="float">
            <text:p>0.497422680412371</text:p>
          </table:table-cell>
          <table:table-cell/>
        </table:table-row>
        <table:table-row table:style-name="ro1">
          <table:table-cell office:value-type="string" calcext:value-type="string">
            <text:p>decod24-enable_126.qasm 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0.000878" calcext:value-type="float">
            <text:p>0.000878</text:p>
          </table:table-cell>
          <table:table-cell/>
          <table:table-cell table:formula="of:=[.E66]/[.B66]" office:value-type="float" office:value="0.725" calcext:value-type="float">
            <text:p>0.725</text:p>
          </table:table-cell>
          <table:table-cell table:formula="of:=[.F66]/[.C66]" office:value-type="float" office:value="0.406858202038925" calcext:value-type="float">
            <text:p>0.406858202038925</text:p>
          </table:table-cell>
          <table:table-cell/>
        </table:table-row>
        <table:table-row table:style-name="ro1">
          <table:table-cell office:value-type="string" calcext:value-type="string">
            <text:p>decod24-v0_38.qasm 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221" calcext:value-type="float">
            <text:p>0.000221</text:p>
          </table:table-cell>
          <table:table-cell/>
          <table:table-cell table:formula="of:=[.E67]/[.B67]" office:value-type="float" office:value="0.620481927710843" calcext:value-type="float">
            <text:p>0.620481927710843</text:p>
          </table:table-cell>
          <table:table-cell table:formula="of:=[.F67]/[.C67]" office:value-type="float" office:value="0.663663663663664" calcext:value-type="float">
            <text:p>0.663663663663664</text:p>
          </table:table-cell>
          <table:table-cell/>
        </table:table-row>
        <table:table-row table:style-name="ro1">
          <table:table-cell office:value-type="string" calcext:value-type="string">
            <text:p>decod24-v1_41.qasm 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219" calcext:value-type="float">
            <text:p>0.000219</text:p>
          </table:table-cell>
          <table:table-cell/>
          <table:table-cell table:formula="of:=[.E68]/[.B68]" office:value-type="float" office:value="0.496732026143791" calcext:value-type="float">
            <text:p>0.496732026143791</text:p>
          </table:table-cell>
          <table:table-cell table:formula="of:=[.F68]/[.C68]" office:value-type="float" office:value="0.308450704225352" calcext:value-type="float">
            <text:p>0.308450704225352</text:p>
          </table:table-cell>
          <table:table-cell/>
        </table:table-row>
        <table:table-row table:style-name="ro1">
          <table:table-cell office:value-type="string" calcext:value-type="string">
            <text:p>decod24-v2_43.qasm 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162" calcext:value-type="float">
            <text:p>0.000162</text:p>
          </table:table-cell>
          <table:table-cell/>
          <table:table-cell table:formula="of:=[.E69]/[.B69]" office:value-type="float" office:value="0.683544303797468" calcext:value-type="float">
            <text:p>0.683544303797468</text:p>
          </table:table-cell>
          <table:table-cell table:formula="of:=[.F69]/[.C69]" office:value-type="float" office:value="0.552901023890785" calcext:value-type="float">
            <text:p>0.552901023890785</text:p>
          </table:table-cell>
          <table:table-cell/>
        </table:table-row>
        <table:table-row table:style-name="ro1">
          <table:table-cell office:value-type="string" calcext:value-type="string">
            <text:p>decod24-v3_45.qasm 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000449" calcext:value-type="float">
            <text:p>0.000449</text:p>
          </table:table-cell>
          <table:table-cell/>
          <table:table-cell table:formula="of:=[.E70]/[.B70]" office:value-type="float" office:value="0.596296296296296" calcext:value-type="float">
            <text:p>0.596296296296296</text:p>
          </table:table-cell>
          <table:table-cell table:formula="of:=[.F70]/[.C70]" office:value-type="float" office:value="0.202525935949481" calcext:value-type="float">
            <text:p>0.202525935949481</text:p>
          </table:table-cell>
          <table:table-cell/>
        </table:table-row>
        <table:table-row table:style-name="ro1">
          <table:table-cell office:value-type="string" calcext:value-type="string">
            <text:p>dist_223.qasm 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/>
          <table:table-cell office:value-type="float" office:value="122562" calcext:value-type="float">
            <text:p>122562</text:p>
          </table:table-cell>
          <table:table-cell office:value-type="float" office:value="0.108216" calcext:value-type="float">
            <text:p>0.108216</text:p>
          </table:table-cell>
          <table:table-cell/>
          <table:table-cell table:formula="of:=[.E71]/[.B71]" office:value-type="float" office:value="0.853424504916024" calcext:value-type="float">
            <text:p>0.853424504916024</text:p>
          </table:table-cell>
          <table:table-cell table:formula="of:=[.F71]/[.C71]" office:value-type="float" office:value="0.000933765919994478" calcext:value-type="float">
            <text:p>0.000933765919994</text:p>
          </table:table-cell>
          <table:table-cell/>
        </table:table-row>
        <table:table-row table:style-name="ro1">
          <table:table-cell office:value-type="string" calcext:value-type="string">
            <text:p>ex-1_166.qasm 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E72]/[.B72]" office:value-type="float" office:value="0.788461538461538" calcext:value-type="float">
            <text:p>0.788461538461538</text:p>
          </table:table-cell>
          <table:table-cell table:formula="of:=[.F72]/[.C72]" office:value-type="float" office:value="0.414893617021277" calcext:value-type="float">
            <text:p>0.414893617021277</text:p>
          </table:table-cell>
          <table:table-cell/>
        </table:table-row>
        <table:table-row table:style-name="ro1">
          <table:table-cell office:value-type="string" calcext:value-type="string">
            <text:p>ex1_226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022" calcext:value-type="float">
            <text:p>2.2E-05</text:p>
          </table:table-cell>
          <table:table-cell/>
          <table:table-cell table:formula="of:=[.E73]/[.B73]" office:value-type="float" office:value="0.611111111111111" calcext:value-type="float">
            <text:p>0.611111111111111</text:p>
          </table:table-cell>
          <table:table-cell table:formula="of:=[.F73]/[.C73]" office:value-type="float" office:value="0.158273381294964" calcext:value-type="float">
            <text:p>0.158273381294964</text:p>
          </table:table-cell>
          <table:table-cell/>
        </table:table-row>
        <table:table-row table:style-name="ro1">
          <table:table-cell office:value-type="string" calcext:value-type="string">
            <text:p>ex2_227.qasm 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0.001734" calcext:value-type="float">
            <text:p>0.001734</text:p>
          </table:table-cell>
          <table:table-cell/>
          <table:table-cell table:formula="of:=[.E74]/[.B74]" office:value-type="float" office:value="0.758605072463768" calcext:value-type="float">
            <text:p>0.758605072463768</text:p>
          </table:table-cell>
          <table:table-cell table:formula="of:=[.F74]/[.C74]" office:value-type="float" office:value="0.107076695072249" calcext:value-type="float">
            <text:p>0.107076695072249</text:p>
          </table:table-cell>
          <table:table-cell/>
        </table:table-row>
        <table:table-row table:style-name="ro1">
          <table:table-cell office:value-type="string" calcext:value-type="string">
            <text:p>ex3_229.qasm 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001183" calcext:value-type="float">
            <text:p>0.001183</text:p>
          </table:table-cell>
          <table:table-cell/>
          <table:table-cell table:formula="of:=[.E75]/[.B75]" office:value-type="float" office:value="0.779956427015251" calcext:value-type="float">
            <text:p>0.779956427015251</text:p>
          </table:table-cell>
          <table:table-cell table:formula="of:=[.F75]/[.C75]" office:value-type="float" office:value="0.424775583482944" calcext:value-type="float">
            <text:p>0.424775583482944</text:p>
          </table:table-cell>
          <table:table-cell/>
        </table:table-row>
        <table:table-row table:style-name="ro1">
          <table:table-cell office:value-type="string" calcext:value-type="string">
            <text:p>f2_232.qasm 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/>
          <table:table-cell office:value-type="float" office:value="2977" calcext:value-type="float">
            <text:p>2977</text:p>
          </table:table-cell>
          <table:table-cell office:value-type="float" office:value="0.003285" calcext:value-type="float">
            <text:p>0.003285</text:p>
          </table:table-cell>
          <table:table-cell/>
          <table:table-cell table:formula="of:=[.E76]/[.B76]" office:value-type="float" office:value="0.726984126984127" calcext:value-type="float">
            <text:p>0.726984126984127</text:p>
          </table:table-cell>
          <table:table-cell table:formula="of:=[.F76]/[.C76]" office:value-type="float" office:value="0.229191376543641" calcext:value-type="float">
            <text:p>0.229191376543641</text:p>
          </table:table-cell>
          <table:table-cell/>
        </table:table-row>
        <table:table-row table:style-name="ro1">
          <table:table-cell office:value-type="string" calcext:value-type="string">
            <text:p>graycode6_47.qasm 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1.3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042" calcext:value-type="float">
            <text:p>4.2E-05</text:p>
          </table:table-cell>
          <table:table-cell/>
          <table:table-cell table:formula="of:=[.E77]/[.B77]" office:value-type="float" office:value="5" calcext:value-type="float">
            <text:p>5</text:p>
          </table:table-cell>
          <table:table-cell table:formula="of:=[.F77]/[.C77]" office:value-type="float" office:value="3.23076923076923" calcext:value-type="float">
            <text:p>3.23076923076923</text:p>
          </table:table-cell>
          <table:table-cell/>
        </table:table-row>
        <table:table-row table:style-name="ro1">
          <table:table-cell office:value-type="string" calcext:value-type="string">
            <text:p>ground_state_estimation_10.qasm </text:p>
          </table:table-cell>
          <table:table-cell office:value-type="float" office:value="878735" calcext:value-type="float">
            <text:p>878735</text:p>
          </table:table-cell>
          <table:table-cell office:value-type="float" office:value="0.824883" calcext:value-type="float">
            <text:p>0.824883</text:p>
          </table:table-cell>
          <table:table-cell/>
          <table:table-cell office:value-type="float" office:value="1110101" calcext:value-type="float">
            <text:p>1110101</text:p>
          </table:table-cell>
          <table:table-cell office:value-type="float" office:value="4.08113" calcext:value-type="float">
            <text:p>4.08113</text:p>
          </table:table-cell>
          <table:table-cell/>
          <table:table-cell table:formula="of:=[.E78]/[.B78]" office:value-type="float" office:value="1.26329439478341" calcext:value-type="float">
            <text:p>1.26329439478341</text:p>
          </table:table-cell>
          <table:table-cell table:formula="of:=[.F78]/[.C78]" office:value-type="float" office:value="4.94752589155068" calcext:value-type="float">
            <text:p>4.94752589155068</text:p>
          </table:table-cell>
          <table:table-cell/>
        </table:table-row>
        <table:table-row table:style-name="ro1">
          <table:table-cell office:value-type="string" calcext:value-type="string">
            <text:p>ham15_107.qasm 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27272" calcext:value-type="float">
            <text:p>27272</text:p>
          </table:table-cell>
          <table:table-cell office:value-type="float" office:value="0.025427" calcext:value-type="float">
            <text:p>0.025427</text:p>
          </table:table-cell>
          <table:table-cell/>
          <table:table-cell table:formula="of:=[.E79]/[.B79]" office:value-type="float" office:value="0.865695330603435" calcext:value-type="float">
            <text:p>0.865695330603435</text:p>
          </table:table-cell>
          <table:table-cell table:formula="of:=[.F79]/[.C79]" office:value-type="float" office:value="0.0536434599156118" calcext:value-type="float">
            <text:p>0.053643459915612</text:p>
          </table:table-cell>
          <table:table-cell/>
        </table:table-row>
        <table:table-row table:style-name="ro1">
          <table:table-cell office:value-type="string" calcext:value-type="string">
            <text:p>ham3_102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44" calcext:value-type="float">
            <text:p>4.4E-05</text:p>
          </table:table-cell>
          <table:table-cell/>
          <table:table-cell table:formula="of:=[.E80]/[.B80]" office:value-type="float" office:value="0.833333333333333" calcext:value-type="float">
            <text:p>0.833333333333333</text:p>
          </table:table-cell>
          <table:table-cell table:formula="of:=[.F80]/[.C80]" office:value-type="float" office:value="0.275" calcext:value-type="float">
            <text:p>0.275</text:p>
          </table:table-cell>
          <table:table-cell/>
        </table:table-row>
        <table:table-row table:style-name="ro1">
          <table:table-cell office:value-type="string" calcext:value-type="string">
            <text:p>ham7_104.qasm 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0.000946" calcext:value-type="float">
            <text:p>0.000946</text:p>
          </table:table-cell>
          <table:table-cell/>
          <table:table-cell table:formula="of:=[.E81]/[.B81]" office:value-type="float" office:value="0.680071492403932" calcext:value-type="float">
            <text:p>0.680071492403932</text:p>
          </table:table-cell>
          <table:table-cell table:formula="of:=[.F81]/[.C81]" office:value-type="float" office:value="0.403411513859275" calcext:value-type="float">
            <text:p>0.403411513859275</text:p>
          </table:table-cell>
          <table:table-cell/>
        </table:table-row>
        <table:table-row table:style-name="ro1">
          <table:table-cell office:value-type="string" calcext:value-type="string">
            <text:p>hwb4_49.qasm 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0.000636" calcext:value-type="float">
            <text:p>0.000636</text:p>
          </table:table-cell>
          <table:table-cell/>
          <table:table-cell table:formula="of:=[.E82]/[.B82]" office:value-type="float" office:value="0.64875" calcext:value-type="float">
            <text:p>0.64875</text:p>
          </table:table-cell>
          <table:table-cell table:formula="of:=[.F82]/[.C82]" office:value-type="float" office:value="0.490740740740741" calcext:value-type="float">
            <text:p>0.490740740740741</text:p>
          </table:table-cell>
          <table:table-cell/>
        </table:table-row>
        <table:table-row table:style-name="ro1">
          <table:table-cell office:value-type="string" calcext:value-type="string">
            <text:p>hwb5_53.qasm 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/>
          <table:table-cell office:value-type="float" office:value="3828" calcext:value-type="float">
            <text:p>3828</text:p>
          </table:table-cell>
          <table:table-cell office:value-type="float" office:value="0.003816" calcext:value-type="float">
            <text:p>0.003816</text:p>
          </table:table-cell>
          <table:table-cell/>
          <table:table-cell table:formula="of:=[.E83]/[.B83]" office:value-type="float" office:value="0.821106821106821" calcext:value-type="float">
            <text:p>0.821106821106821</text:p>
          </table:table-cell>
          <table:table-cell table:formula="of:=[.F83]/[.C83]" office:value-type="float" office:value="0.231244697612411" calcext:value-type="float">
            <text:p>0.231244697612411</text:p>
          </table:table-cell>
          <table:table-cell/>
        </table:table-row>
        <table:table-row table:style-name="ro1">
          <table:table-cell office:value-type="string" calcext:value-type="string">
            <text:p>hwb6_56.qasm 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/>
          <table:table-cell office:value-type="float" office:value="18736" calcext:value-type="float">
            <text:p>18736</text:p>
          </table:table-cell>
          <table:table-cell office:value-type="float" office:value="0.018339" calcext:value-type="float">
            <text:p>0.018339</text:p>
          </table:table-cell>
          <table:table-cell/>
          <table:table-cell table:formula="of:=[.E84]/[.B84]" office:value-type="float" office:value="0.793562049978823" calcext:value-type="float">
            <text:p>0.793562049978823</text:p>
          </table:table-cell>
          <table:table-cell table:formula="of:=[.F84]/[.C84]" office:value-type="float" office:value="0.305828399899942" calcext:value-type="float">
            <text:p>0.305828399899942</text:p>
          </table:table-cell>
          <table:table-cell/>
        </table:table-row>
        <table:table-row table:style-name="ro1">
          <table:table-cell office:value-type="string" calcext:value-type="string">
            <text:p>hwb7_59.qasm 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/>
          <table:table-cell office:value-type="float" office:value="65335" calcext:value-type="float">
            <text:p>65335</text:p>
          </table:table-cell>
          <table:table-cell office:value-type="float" office:value="0.066324" calcext:value-type="float">
            <text:p>0.066324</text:p>
          </table:table-cell>
          <table:table-cell/>
          <table:table-cell table:formula="of:=[.E85]/[.B85]" office:value-type="float" office:value="0.75727896518151" calcext:value-type="float">
            <text:p>0.75727896518151</text:p>
          </table:table-cell>
          <table:table-cell table:formula="of:=[.F85]/[.C85]" office:value-type="float" office:value="0.252838158265921" calcext:value-type="float">
            <text:p>0.252838158265921</text:p>
          </table:table-cell>
          <table:table-cell/>
        </table:table-row>
        <table:table-row table:style-name="ro1">
          <table:table-cell office:value-type="string" calcext:value-type="string">
            <text:p>hwb8_113.qasm 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/>
          <table:table-cell office:value-type="float" office:value="204824" calcext:value-type="float">
            <text:p>204824</text:p>
          </table:table-cell>
          <table:table-cell office:value-type="float" office:value="0.191843" calcext:value-type="float">
            <text:p>0.191843</text:p>
          </table:table-cell>
          <table:table-cell/>
          <table:table-cell table:formula="of:=[.E86]/[.B86]" office:value-type="float" office:value="0.825899895564937" calcext:value-type="float">
            <text:p>0.825899895564937</text:p>
          </table:table-cell>
          <table:table-cell table:formula="of:=[.F86]/[.C86]" office:value-type="float" office:value="0.0584888978320056" calcext:value-type="float">
            <text:p>0.058488897832006</text:p>
          </table:table-cell>
          <table:table-cell/>
        </table:table-row>
        <table:table-row table:style-name="ro1">
          <table:table-cell office:value-type="string" calcext:value-type="string">
            <text:p>hwb9_119.qasm 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/>
          <table:table-cell office:value-type="float" office:value="632461" calcext:value-type="float">
            <text:p>632461</text:p>
          </table:table-cell>
          <table:table-cell office:value-type="float" office:value="0.576252" calcext:value-type="float">
            <text:p>0.576252</text:p>
          </table:table-cell>
          <table:table-cell/>
          <table:table-cell table:formula="of:=[.E87]/[.B87]" office:value-type="float" office:value="0.843309443648122" calcext:value-type="float">
            <text:p>0.843309443648122</text:p>
          </table:table-cell>
          <table:table-cell table:formula="of:=[.F87]/[.C87]" office:value-type="float" office:value="0.0363967787778304" calcext:value-type="float">
            <text:p>0.03639677877783</text:p>
          </table:table-cell>
          <table:table-cell/>
        </table:table-row>
        <table:table-row table:style-name="ro1">
          <table:table-cell office:value-type="string" calcext:value-type="string">
            <text:p>inc_237.qasm 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/>
          <table:table-cell office:value-type="float" office:value="30223" calcext:value-type="float">
            <text:p>30223</text:p>
          </table:table-cell>
          <table:table-cell office:value-type="float" office:value="0.029727" calcext:value-type="float">
            <text:p>0.029727</text:p>
          </table:table-cell>
          <table:table-cell/>
          <table:table-cell table:formula="of:=[.E88]/[.B88]" office:value-type="float" office:value="0.777880729930765" calcext:value-type="float">
            <text:p>0.777880729930765</text:p>
          </table:table-cell>
          <table:table-cell table:formula="of:=[.F88]/[.C88]" office:value-type="float" office:value="0.074130690659538" calcext:value-type="float">
            <text:p>0.074130690659538</text:p>
          </table:table-cell>
          <table:table-cell/>
        </table:table-row>
        <table:table-row table:style-name="ro1">
          <table:table-cell office:value-type="string" calcext:value-type="string">
            <text:p>ising_model_10.qasm 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0.003326" calcext:value-type="float">
            <text:p>0.003326</text:p>
          </table:table-cell>
          <table:table-cell/>
          <table:table-cell table:formula="of:=[.E89]/[.B89]" office:value-type="float" office:value="1.04302670623145" calcext:value-type="float">
            <text:p>1.04302670623145</text:p>
          </table:table-cell>
          <table:table-cell table:formula="of:=[.F89]/[.C89]" office:value-type="float" office:value="0.255120042954667" calcext:value-type="float">
            <text:p>0.255120042954667</text:p>
          </table:table-cell>
          <table:table-cell/>
        </table:table-row>
        <table:table-row table:style-name="ro1">
          <table:table-cell office:value-type="string" calcext:value-type="string">
            <text:p>ising_model_13.qasm 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0.031855" calcext:value-type="float">
            <text:p>0.031855</text:p>
          </table:table-cell>
          <table:table-cell/>
          <table:table-cell table:formula="of:=[.E90]/[.B90]" office:value-type="float" office:value="1.2579001019368" calcext:value-type="float">
            <text:p>1.2579001019368</text:p>
          </table:table-cell>
          <table:table-cell table:formula="of:=[.F90]/[.C90]" office:value-type="float" office:value="0.0930942778654509" calcext:value-type="float">
            <text:p>0.093094277865451</text:p>
          </table:table-cell>
          <table:table-cell/>
        </table:table-row>
        <table:table-row table:style-name="ro1">
          <table:table-cell office:value-type="string" calcext:value-type="string">
            <text:p>ising_model_16.qasm </text:p>
          </table:table-cell>
          <table:table-cell office:value-type="float" office:value="1170" calcext:value-type="float">
            <text:p>1170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float" office:value="1.22646" calcext:value-type="float">
            <text:p>1.22646</text:p>
          </table:table-cell>
          <table:table-cell/>
          <table:table-cell table:formula="of:=[.E91]/[.B91]" office:value-type="float" office:value="1.46239316239316" calcext:value-type="float">
            <text:p>1.46239316239316</text:p>
          </table:table-cell>
          <table:table-cell table:formula="of:=[.F91]/[.C91]" office:value-type="float" office:value="0.903276648082546" calcext:value-type="float">
            <text:p>0.903276648082546</text:p>
          </table:table-cell>
          <table:table-cell/>
        </table:table-row>
        <table:table-row table:style-name="ro1">
          <table:table-cell office:value-type="string" calcext:value-type="string">
            <text:p>life_238.qasm 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/>
          <table:table-cell office:value-type="float" office:value="65669" calcext:value-type="float">
            <text:p>65669</text:p>
          </table:table-cell>
          <table:table-cell office:value-type="float" office:value="0.062907" calcext:value-type="float">
            <text:p>0.062907</text:p>
          </table:table-cell>
          <table:table-cell/>
          <table:table-cell table:formula="of:=[.E92]/[.B92]" office:value-type="float" office:value="0.765337280313272" calcext:value-type="float">
            <text:p>0.765337280313272</text:p>
          </table:table-cell>
          <table:table-cell table:formula="of:=[.F92]/[.C92]" office:value-type="float" office:value="0.00390566600027318" calcext:value-type="float">
            <text:p>0.003905666000273</text:p>
          </table:table-cell>
          <table:table-cell/>
        </table:table-row>
        <table:table-row table:style-name="ro1">
          <table:table-cell office:value-type="string" calcext:value-type="string">
            <text:p>majority_239.qasm 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0.001685" calcext:value-type="float">
            <text:p>0.001685</text:p>
          </table:table-cell>
          <table:table-cell/>
          <table:table-cell table:formula="of:=[.E93]/[.B93]" office:value-type="float" office:value="0.780609922621757" calcext:value-type="float">
            <text:p>0.780609922621757</text:p>
          </table:table-cell>
          <table:table-cell table:formula="of:=[.F93]/[.C93]" office:value-type="float" office:value="0.111707769822328" calcext:value-type="float">
            <text:p>0.111707769822328</text:p>
          </table:table-cell>
          <table:table-cell/>
        </table:table-row>
        <table:table-row table:style-name="ro1">
          <table:table-cell office:value-type="string" calcext:value-type="string">
            <text:p>max46_240.qasm 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/>
          <table:table-cell office:value-type="float" office:value="81394" calcext:value-type="float">
            <text:p>81394</text:p>
          </table:table-cell>
          <table:table-cell office:value-type="float" office:value="0.076177" calcext:value-type="float">
            <text:p>0.076177</text:p>
          </table:table-cell>
          <table:table-cell/>
          <table:table-cell table:formula="of:=[.E94]/[.B94]" office:value-type="float" office:value="0.818869594961669" calcext:value-type="float">
            <text:p>0.818869594961669</text:p>
          </table:table-cell>
          <table:table-cell table:formula="of:=[.F94]/[.C94]" office:value-type="float" office:value="0.0056611920332937" calcext:value-type="float">
            <text:p>0.005661192033294</text:p>
          </table:table-cell>
          <table:table-cell/>
        </table:table-row>
        <table:table-row table:style-name="ro1">
          <table:table-cell office:value-type="string" calcext:value-type="string">
            <text:p>miller_11.qasm 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102" calcext:value-type="float">
            <text:p>0.000102</text:p>
          </table:table-cell>
          <table:table-cell/>
          <table:table-cell table:formula="of:=[.E95]/[.B95]" office:value-type="float" office:value="0.851063829787234" calcext:value-type="float">
            <text:p>0.851063829787234</text:p>
          </table:table-cell>
          <table:table-cell table:formula="of:=[.F95]/[.C95]" office:value-type="float" office:value="0.309090909090909" calcext:value-type="float">
            <text:p>0.309090909090909</text:p>
          </table:table-cell>
          <table:table-cell/>
        </table:table-row>
        <table:table-row table:style-name="ro1">
          <table:table-cell office:value-type="string" calcext:value-type="string">
            <text:p>mini_alu_305.qasm 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000509" calcext:value-type="float">
            <text:p>0.000509</text:p>
          </table:table-cell>
          <table:table-cell/>
          <table:table-cell table:formula="of:=[.E96]/[.B96]" office:value-type="float" office:value="1.18104906937394" calcext:value-type="float">
            <text:p>1.18104906937394</text:p>
          </table:table-cell>
          <table:table-cell table:formula="of:=[.F96]/[.C96]" office:value-type="float" office:value="0.0484761904761905" calcext:value-type="float">
            <text:p>0.048476190476191</text:p>
          </table:table-cell>
          <table:table-cell/>
        </table:table-row>
        <table:table-row table:style-name="ro1">
          <table:table-cell office:value-type="string" calcext:value-type="string">
            <text:p>mini-alu_167.qasm 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0.000865" calcext:value-type="float">
            <text:p>0.000865</text:p>
          </table:table-cell>
          <table:table-cell/>
          <table:table-cell table:formula="of:=[.E97]/[.B97]" office:value-type="float" office:value="0.674089068825911" calcext:value-type="float">
            <text:p>0.674089068825911</text:p>
          </table:table-cell>
          <table:table-cell table:formula="of:=[.F97]/[.C97]" office:value-type="float" office:value="0.38858939802336" calcext:value-type="float">
            <text:p>0.38858939802336</text:p>
          </table:table-cell>
          <table:table-cell/>
        </table:table-row>
        <table:table-row table:style-name="ro1">
          <table:table-cell office:value-type="string" calcext:value-type="string">
            <text:p>misex1_241.qasm 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/>
          <table:table-cell office:value-type="float" office:value="15696" calcext:value-type="float">
            <text:p>15696</text:p>
          </table:table-cell>
          <table:table-cell office:value-type="float" office:value="0.01407" calcext:value-type="float">
            <text:p>0.01407</text:p>
          </table:table-cell>
          <table:table-cell/>
          <table:table-cell table:formula="of:=[.E98]/[.B98]" office:value-type="float" office:value="0.854483096521313" calcext:value-type="float">
            <text:p>0.854483096521313</text:p>
          </table:table-cell>
          <table:table-cell table:formula="of:=[.F98]/[.C98]" office:value-type="float" office:value="0.275277821255283" calcext:value-type="float">
            <text:p>0.275277821255283</text:p>
          </table:table-cell>
          <table:table-cell/>
        </table:table-row>
        <table:table-row table:style-name="ro1">
          <table:table-cell office:value-type="string" calcext:value-type="string">
            <text:p>mlp4_245.qasm 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/>
          <table:table-cell office:value-type="float" office:value="65836" calcext:value-type="float">
            <text:p>65836</text:p>
          </table:table-cell>
          <table:table-cell office:value-type="float" office:value="0.053756" calcext:value-type="float">
            <text:p>0.053756</text:p>
          </table:table-cell>
          <table:table-cell/>
          <table:table-cell table:formula="of:=[.E99]/[.B99]" office:value-type="float" office:value="0.89373370981755" calcext:value-type="float">
            <text:p>0.89373370981755</text:p>
          </table:table-cell>
          <table:table-cell table:formula="of:=[.F99]/[.C99]" office:value-type="float" office:value="0.00437617024047933" calcext:value-type="float">
            <text:p>0.004376170240479</text:p>
          </table:table-cell>
          <table:table-cell/>
        </table:table-row>
        <table:table-row table:style-name="ro1">
          <table:table-cell office:value-type="string" calcext:value-type="string">
            <text:p>mod10_171.qasm 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0.000662" calcext:value-type="float">
            <text:p>0.000662</text:p>
          </table:table-cell>
          <table:table-cell/>
          <table:table-cell table:formula="of:=[.E100]/[.B100]" office:value-type="float" office:value="0.716883116883117" calcext:value-type="float">
            <text:p>0.716883116883117</text:p>
          </table:table-cell>
          <table:table-cell table:formula="of:=[.F100]/[.C100]" office:value-type="float" office:value="0.526232114467409" calcext:value-type="float">
            <text:p>0.526232114467409</text:p>
          </table:table-cell>
          <table:table-cell/>
        </table:table-row>
        <table:table-row table:style-name="ro1">
          <table:table-cell office:value-type="string" calcext:value-type="string">
            <text:p>mod10_176.qasm 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00537" calcext:value-type="float">
            <text:p>0.000537</text:p>
          </table:table-cell>
          <table:table-cell/>
          <table:table-cell table:formula="of:=[.E101]/[.B101]" office:value-type="float" office:value="0.765811965811966" calcext:value-type="float">
            <text:p>0.765811965811966</text:p>
          </table:table-cell>
          <table:table-cell table:formula="of:=[.F101]/[.C101]" office:value-type="float" office:value="0.535393818544367" calcext:value-type="float">
            <text:p>0.535393818544367</text:p>
          </table:table-cell>
          <table:table-cell/>
        </table:table-row>
        <table:table-row table:style-name="ro1">
          <table:table-cell office:value-type="string" calcext:value-type="string">
            <text:p>mod5adder_127.qasm 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0.001471" calcext:value-type="float">
            <text:p>0.001471</text:p>
          </table:table-cell>
          <table:table-cell/>
          <table:table-cell table:formula="of:=[.E102]/[.B102]" office:value-type="float" office:value="0.693531283138918" calcext:value-type="float">
            <text:p>0.693531283138918</text:p>
          </table:table-cell>
          <table:table-cell table:formula="of:=[.F102]/[.C102]" office:value-type="float" office:value="0.467132422991426" calcext:value-type="float">
            <text:p>0.467132422991426</text:p>
          </table:table-cell>
          <table:table-cell/>
        </table:table-row>
        <table:table-row table:style-name="ro1">
          <table:table-cell office:value-type="string" calcext:value-type="string">
            <text:p>mod5d1_63.qasm 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11" calcext:value-type="float">
            <text:p>0.00011</text:p>
          </table:table-cell>
          <table:table-cell/>
          <table:table-cell table:formula="of:=[.E103]/[.B103]" office:value-type="float" office:value="0.575757575757576" calcext:value-type="float">
            <text:p>0.575757575757576</text:p>
          </table:table-cell>
          <table:table-cell table:formula="of:=[.F103]/[.C103]" office:value-type="float" office:value="0.344827586206897" calcext:value-type="float">
            <text:p>0.344827586206897</text:p>
          </table:table-cell>
          <table:table-cell/>
        </table:table-row>
        <table:table-row table:style-name="ro1">
          <table:table-cell office:value-type="string" calcext:value-type="string">
            <text:p>mod5d2_64.qasm 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231" calcext:value-type="float">
            <text:p>0.000231</text:p>
          </table:table-cell>
          <table:table-cell/>
          <table:table-cell table:formula="of:=[.E104]/[.B104]" office:value-type="float" office:value="0.612903225806452" calcext:value-type="float">
            <text:p>0.612903225806452</text:p>
          </table:table-cell>
          <table:table-cell table:formula="of:=[.F104]/[.C104]" office:value-type="float" office:value="0.643454038997214" calcext:value-type="float">
            <text:p>0.643454038997214</text:p>
          </table:table-cell>
          <table:table-cell/>
        </table:table-row>
        <table:table-row table:style-name="ro1">
          <table:table-cell office:value-type="string" calcext:value-type="string">
            <text:p>mod5mils_65.qasm 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117" calcext:value-type="float">
            <text:p>0.000117</text:p>
          </table:table-cell>
          <table:table-cell/>
          <table:table-cell table:formula="of:=[.E105]/[.B105]" office:value-type="float" office:value="0.681034482758621" calcext:value-type="float">
            <text:p>0.681034482758621</text:p>
          </table:table-cell>
          <table:table-cell table:formula="of:=[.F105]/[.C105]" office:value-type="float" office:value="0.609375" calcext:value-type="float">
            <text:p>0.609375</text:p>
          </table:table-cell>
          <table:table-cell/>
        </table:table-row>
        <table:table-row table:style-name="ro1">
          <table:table-cell office:value-type="string" calcext:value-type="string">
            <text:p>mod8-10_177.qasm 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0.001238" calcext:value-type="float">
            <text:p>0.001238</text:p>
          </table:table-cell>
          <table:table-cell/>
          <table:table-cell table:formula="of:=[.E106]/[.B106]" office:value-type="float" office:value="0.700449005772931" calcext:value-type="float">
            <text:p>0.700449005772931</text:p>
          </table:table-cell>
          <table:table-cell table:formula="of:=[.F106]/[.C106]" office:value-type="float" office:value="0.465939028980053" calcext:value-type="float">
            <text:p>0.465939028980053</text:p>
          </table:table-cell>
          <table:table-cell/>
        </table:table-row>
        <table:table-row table:style-name="ro1">
          <table:table-cell office:value-type="string" calcext:value-type="string">
            <text:p>mod8-10_178.qasm 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0.000916" calcext:value-type="float">
            <text:p>0.000916</text:p>
          </table:table-cell>
          <table:table-cell/>
          <table:table-cell table:formula="of:=[.E107]/[.B107]" office:value-type="float" office:value="0.631853785900783" calcext:value-type="float">
            <text:p>0.631853785900783</text:p>
          </table:table-cell>
          <table:table-cell table:formula="of:=[.F107]/[.C107]" office:value-type="float" office:value="0.625255972696246" calcext:value-type="float">
            <text:p>0.625255972696246</text:p>
          </table:table-cell>
          <table:table-cell/>
        </table:table-row>
        <table:table-row table:style-name="ro1">
          <table:table-cell office:value-type="string" calcext:value-type="string">
            <text:p>one-two-three-v0_97.qasm 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0.00077" calcext:value-type="float">
            <text:p>0.00077</text:p>
          </table:table-cell>
          <table:table-cell/>
          <table:table-cell table:formula="of:=[.E108]/[.B108]" office:value-type="float" office:value="0.587147030185005" calcext:value-type="float">
            <text:p>0.587147030185005</text:p>
          </table:table-cell>
          <table:table-cell table:formula="of:=[.F108]/[.C108]" office:value-type="float" office:value="0.268760907504363" calcext:value-type="float">
            <text:p>0.268760907504363</text:p>
          </table:table-cell>
          <table:table-cell/>
        </table:table-row>
        <table:table-row table:style-name="ro1">
          <table:table-cell office:value-type="string" calcext:value-type="string">
            <text:p>one-two-three-v0_98.qasm 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00433" calcext:value-type="float">
            <text:p>0.000433</text:p>
          </table:table-cell>
          <table:table-cell/>
          <table:table-cell table:formula="of:=[.E109]/[.B109]" office:value-type="float" office:value="0.750487329434698" calcext:value-type="float">
            <text:p>0.750487329434698</text:p>
          </table:table-cell>
          <table:table-cell table:formula="of:=[.F109]/[.C109]" office:value-type="float" office:value="0.449170124481328" calcext:value-type="float">
            <text:p>0.449170124481328</text:p>
          </table:table-cell>
          <table:table-cell/>
        </table:table-row>
        <table:table-row table:style-name="ro1">
          <table:table-cell office:value-type="string" calcext:value-type="string">
            <text:p>one-two-three-v1_99.qasm 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000481" calcext:value-type="float">
            <text:p>0.000481</text:p>
          </table:table-cell>
          <table:table-cell/>
          <table:table-cell table:formula="of:=[.E110]/[.B110]" office:value-type="float" office:value="0.657657657657658" calcext:value-type="float">
            <text:p>0.657657657657658</text:p>
          </table:table-cell>
          <table:table-cell table:formula="of:=[.F110]/[.C110]" office:value-type="float" office:value="0.770833333333333" calcext:value-type="float">
            <text:p>0.770833333333333</text:p>
          </table:table-cell>
          <table:table-cell/>
        </table:table-row>
        <table:table-row table:style-name="ro1">
          <table:table-cell office:value-type="string" calcext:value-type="string">
            <text:p>one-two-three-v2_100.qasm 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254" calcext:value-type="float">
            <text:p>0.000254</text:p>
          </table:table-cell>
          <table:table-cell/>
          <table:table-cell table:formula="of:=[.E111]/[.B111]" office:value-type="float" office:value="0.72" calcext:value-type="float">
            <text:p>0.72</text:p>
          </table:table-cell>
          <table:table-cell table:formula="of:=[.F111]/[.C111]" office:value-type="float" office:value="0.522633744855967" calcext:value-type="float">
            <text:p>0.522633744855967</text:p>
          </table:table-cell>
          <table:table-cell/>
        </table:table-row>
        <table:table-row table:style-name="ro1">
          <table:table-cell office:value-type="string" calcext:value-type="string">
            <text:p>one-two-three-v3_101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265" calcext:value-type="float">
            <text:p>0.000265</text:p>
          </table:table-cell>
          <table:table-cell/>
          <table:table-cell table:formula="of:=[.E112]/[.B112]" office:value-type="float" office:value="0.699570815450644" calcext:value-type="float">
            <text:p>0.699570815450644</text:p>
          </table:table-cell>
          <table:table-cell table:formula="of:=[.F112]/[.C112]" office:value-type="float" office:value="0.576086956521739" calcext:value-type="float">
            <text:p>0.576086956521739</text:p>
          </table:table-cell>
          <table:table-cell/>
        </table:table-row>
        <table:table-row table:style-name="ro1">
          <table:table-cell office:value-type="string" calcext:value-type="string">
            <text:p>plus63mod4096_163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2846" calcext:value-type="float">
            <text:p>422846</text:p>
          </table:table-cell>
          <table:table-cell office:value-type="float" office:value="0.367286" calcext:value-type="float">
            <text:p>0.367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63mod8192_164.qasm 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/>
          <table:table-cell office:value-type="float" office:value="648743" calcext:value-type="float">
            <text:p>648743</text:p>
          </table:table-cell>
          <table:table-cell office:value-type="float" office:value="0.537044" calcext:value-type="float">
            <text:p>0.537044</text:p>
          </table:table-cell>
          <table:table-cell/>
          <table:table-cell table:formula="of:=[.E114]/[.B114]" office:value-type="float" office:value="0.896536808501817" calcext:value-type="float">
            <text:p>0.896536808501817</text:p>
          </table:table-cell>
          <table:table-cell table:formula="of:=[.F114]/[.C114]" office:value-type="float" office:value="0.00473183195883555" calcext:value-type="float">
            <text:p>0.004731831958836</text:p>
          </table:table-cell>
          <table:table-cell/>
        </table:table-row>
        <table:table-row table:style-name="ro1">
          <table:table-cell office:value-type="string" calcext:value-type="string">
            <text:p>pm1_249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/>
          <table:table-cell office:value-type="float" office:value="4948" calcext:value-type="float">
            <text:p>4948</text:p>
          </table:table-cell>
          <table:table-cell office:value-type="float" office:value="0.004942" calcext:value-type="float">
            <text:p>0.004942</text:p>
          </table:table-cell>
          <table:table-cell/>
          <table:table-cell table:formula="of:=[.E115]/[.B115]" office:value-type="float" office:value="0.788651577940708" calcext:value-type="float">
            <text:p>0.788651577940708</text:p>
          </table:table-cell>
          <table:table-cell table:formula="of:=[.F115]/[.C115]" office:value-type="float" office:value="0.285483218762636" calcext:value-type="float">
            <text:p>0.285483218762636</text:p>
          </table:table-cell>
          <table:table-cell/>
        </table:table-row>
        <table:table-row table:style-name="ro1">
          <table:table-cell office:value-type="string" calcext:value-type="string">
            <text:p>qft_10.qasm </text:p>
          </table:table-cell>
          <table:table-cell office:value-type="float" office:value="624" calcext:value-type="float">
            <text:p>624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0.000596" calcext:value-type="float">
            <text:p>0.000596</text:p>
          </table:table-cell>
          <table:table-cell/>
          <table:table-cell table:formula="of:=[.E116]/[.B116]" office:value-type="float" office:value="1.56089743589744" calcext:value-type="float">
            <text:p>1.56089743589744</text:p>
          </table:table-cell>
          <table:table-cell table:formula="of:=[.F116]/[.C116]" office:value-type="float" office:value="0.153095299255073" calcext:value-type="float">
            <text:p>0.153095299255073</text:p>
          </table:table-cell>
          <table:table-cell/>
        </table:table-row>
        <table:table-row table:style-name="ro1">
          <table:table-cell office:value-type="string" calcext:value-type="string">
            <text:p>qft_16.qasm </text:p>
          </table:table-cell>
          <table:table-cell office:value-type="float" office:value="1635" calcext:value-type="float">
            <text:p>1635</text:p>
          </table:table-cell>
          <table:table-cell office:value-type="float" office:value="12.2423" calcext:value-type="float">
            <text:p>12.2423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0.001497" calcext:value-type="float">
            <text:p>0.001497</text:p>
          </table:table-cell>
          <table:table-cell/>
          <table:table-cell table:formula="of:=[.E117]/[.B117]" office:value-type="float" office:value="1.99388379204893" calcext:value-type="float">
            <text:p>1.99388379204893</text:p>
          </table:table-cell>
          <table:table-cell table:formula="of:=[.F117]/[.C117]" office:value-type="float" office:value="0.000122280943940273" calcext:value-type="float">
            <text:p>0.00012228094394</text:p>
          </table:table-cell>
          <table:table-cell/>
        </table:table-row>
        <table:table-row table:style-name="ro1">
          <table:table-cell office:value-type="string" calcext:value-type="string">
            <text:p>radd_250.qasm 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/>
          <table:table-cell office:value-type="float" office:value="10088" calcext:value-type="float">
            <text:p>10088</text:p>
          </table:table-cell>
          <table:table-cell office:value-type="float" office:value="0.009247" calcext:value-type="float">
            <text:p>0.009247</text:p>
          </table:table-cell>
          <table:table-cell/>
          <table:table-cell table:formula="of:=[.E118]/[.B118]" office:value-type="float" office:value="0.863846549066621" calcext:value-type="float">
            <text:p>0.863846549066621</text:p>
          </table:table-cell>
          <table:table-cell table:formula="of:=[.F118]/[.C118]" office:value-type="float" office:value="0.0434968719130721" calcext:value-type="float">
            <text:p>0.043496871913072</text:p>
          </table:table-cell>
          <table:table-cell/>
        </table:table-row>
        <table:table-row table:style-name="ro1">
          <table:table-cell office:value-type="string" calcext:value-type="string">
            <text:p>rd32_270.qasm 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.000401" calcext:value-type="float">
            <text:p>0.000401</text:p>
          </table:table-cell>
          <table:table-cell/>
          <table:table-cell table:formula="of:=[.E119]/[.B119]" office:value-type="float" office:value="0.708474576271186" calcext:value-type="float">
            <text:p>0.708474576271186</text:p>
          </table:table-cell>
          <table:table-cell table:formula="of:=[.F119]/[.C119]" office:value-type="float" office:value="1.23384615384615" calcext:value-type="float">
            <text:p>1.23384615384615</text:p>
          </table:table-cell>
          <table:table-cell/>
        </table:table-row>
        <table:table-row table:style-name="ro1">
          <table:table-cell office:value-type="string" calcext:value-type="string">
            <text:p>rd32-v0_66.qasm 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104" calcext:value-type="float">
            <text:p>0.000104</text:p>
          </table:table-cell>
          <table:table-cell/>
          <table:table-cell table:formula="of:=[.E120]/[.B120]" office:value-type="float" office:value="0.635514018691589" calcext:value-type="float">
            <text:p>0.635514018691589</text:p>
          </table:table-cell>
          <table:table-cell table:formula="of:=[.F120]/[.C120]" office:value-type="float" office:value="0.920353982300885" calcext:value-type="float">
            <text:p>0.920353982300885</text:p>
          </table:table-cell>
          <table:table-cell/>
        </table:table-row>
        <table:table-row table:style-name="ro1">
          <table:table-cell office:value-type="string" calcext:value-type="string">
            <text:p>rd32-v1_68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118" calcext:value-type="float">
            <text:p>0.000118</text:p>
          </table:table-cell>
          <table:table-cell/>
          <table:table-cell table:formula="of:=[.E121]/[.B121]" office:value-type="float" office:value="0.642201834862385" calcext:value-type="float">
            <text:p>0.642201834862385</text:p>
          </table:table-cell>
          <table:table-cell table:formula="of:=[.F121]/[.C121]" office:value-type="float" office:value="1.04424778761062" calcext:value-type="float">
            <text:p>1.04424778761062</text:p>
          </table:table-cell>
          <table:table-cell/>
        </table:table-row>
        <table:table-row table:style-name="ro1">
          <table:table-cell office:value-type="string" calcext:value-type="string">
            <text:p>rd53_130.qasm 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/>
          <table:table-cell office:value-type="float" office:value="2729" calcext:value-type="float">
            <text:p>2729</text:p>
          </table:table-cell>
          <table:table-cell office:value-type="float" office:value="0.00298" calcext:value-type="float">
            <text:p>0.00298</text:p>
          </table:table-cell>
          <table:table-cell/>
          <table:table-cell table:formula="of:=[.E122]/[.B122]" office:value-type="float" office:value="0.761864879955332" calcext:value-type="float">
            <text:p>0.761864879955332</text:p>
          </table:table-cell>
          <table:table-cell table:formula="of:=[.F122]/[.C122]" office:value-type="float" office:value="0.113862142747975" calcext:value-type="float">
            <text:p>0.113862142747975</text:p>
          </table:table-cell>
          <table:table-cell/>
        </table:table-row>
        <table:table-row table:style-name="ro1">
          <table:table-cell office:value-type="string" calcext:value-type="string">
            <text:p>rd53_131.qasm 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0.001315" calcext:value-type="float">
            <text:p>0.001315</text:p>
          </table:table-cell>
          <table:table-cell/>
          <table:table-cell table:formula="of:=[.E123]/[.B123]" office:value-type="float" office:value="0.816223067173637" calcext:value-type="float">
            <text:p>0.816223067173637</text:p>
          </table:table-cell>
          <table:table-cell table:formula="of:=[.F123]/[.C123]" office:value-type="float" office:value="0.00390881608945987" calcext:value-type="float">
            <text:p>0.00390881608946</text:p>
          </table:table-cell>
          <table:table-cell/>
        </table:table-row>
        <table:table-row table:style-name="ro1">
          <table:table-cell office:value-type="string" calcext:value-type="string">
            <text:p>rd53_133.qasm 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/>
          <table:table-cell office:value-type="float" office:value="1428" calcext:value-type="float">
            <text:p>1428</text:p>
          </table:table-cell>
          <table:table-cell office:value-type="float" office:value="0.001646" calcext:value-type="float">
            <text:p>0.001646</text:p>
          </table:table-cell>
          <table:table-cell/>
          <table:table-cell table:formula="of:=[.E124]/[.B124]" office:value-type="float" office:value="0.706930693069307" calcext:value-type="float">
            <text:p>0.706930693069307</text:p>
          </table:table-cell>
          <table:table-cell table:formula="of:=[.F124]/[.C124]" office:value-type="float" office:value="0.0755461722048834" calcext:value-type="float">
            <text:p>0.075546172204884</text:p>
          </table:table-cell>
          <table:table-cell/>
        </table:table-row>
        <table:table-row table:style-name="ro1">
          <table:table-cell office:value-type="string" calcext:value-type="string">
            <text:p>rd53_135.qasm 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0.000935" calcext:value-type="float">
            <text:p>0.000935</text:p>
          </table:table-cell>
          <table:table-cell/>
          <table:table-cell table:formula="of:=[.E125]/[.B125]" office:value-type="float" office:value="0.803171641791045" calcext:value-type="float">
            <text:p>0.803171641791045</text:p>
          </table:table-cell>
          <table:table-cell table:formula="of:=[.F125]/[.C125]" office:value-type="float" office:value="0.0973552686380675" calcext:value-type="float">
            <text:p>0.097355268638068</text:p>
          </table:table-cell>
          <table:table-cell/>
        </table:table-row>
        <table:table-row table:style-name="ro1">
          <table:table-cell office:value-type="string" calcext:value-type="string">
            <text:p>rd53_138.qasm 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000411" calcext:value-type="float">
            <text:p>0.000411</text:p>
          </table:table-cell>
          <table:table-cell/>
          <table:table-cell table:formula="of:=[.E126]/[.B126]" office:value-type="float" office:value="0.748235294117647" calcext:value-type="float">
            <text:p>0.748235294117647</text:p>
          </table:table-cell>
          <table:table-cell table:formula="of:=[.F126]/[.C126]" office:value-type="float" office:value="0.212403100775194" calcext:value-type="float">
            <text:p>0.212403100775194</text:p>
          </table:table-cell>
          <table:table-cell/>
        </table:table-row>
        <table:table-row table:style-name="ro1">
          <table:table-cell office:value-type="string" calcext:value-type="string">
            <text:p>rd53_251.qasm 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/>
          <table:table-cell office:value-type="float" office:value="3386" calcext:value-type="float">
            <text:p>3386</text:p>
          </table:table-cell>
          <table:table-cell office:value-type="float" office:value="0.003415" calcext:value-type="float">
            <text:p>0.003415</text:p>
          </table:table-cell>
          <table:table-cell/>
          <table:table-cell table:formula="of:=[.E127]/[.B127]" office:value-type="float" office:value="0.747461368653422" calcext:value-type="float">
            <text:p>0.747461368653422</text:p>
          </table:table-cell>
          <table:table-cell table:formula="of:=[.F127]/[.C127]" office:value-type="float" office:value="0.407566535386084" calcext:value-type="float">
            <text:p>0.407566535386084</text:p>
          </table:table-cell>
          <table:table-cell/>
        </table:table-row>
        <table:table-row table:style-name="ro1">
          <table:table-cell office:value-type="string" calcext:value-type="string">
            <text:p>rd53_311.qasm 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0.000965" calcext:value-type="float">
            <text:p>0.000965</text:p>
          </table:table-cell>
          <table:table-cell/>
          <table:table-cell table:formula="of:=[.E128]/[.B128]" office:value-type="float" office:value="0.945278022947926" calcext:value-type="float">
            <text:p>0.945278022947926</text:p>
          </table:table-cell>
          <table:table-cell table:formula="of:=[.F128]/[.C128]" office:value-type="float" office:value="0.0710290004416311" calcext:value-type="float">
            <text:p>0.071029000441631</text:p>
          </table:table-cell>
          <table:table-cell/>
        </table:table-row>
        <table:table-row table:style-name="ro1">
          <table:table-cell office:value-type="string" calcext:value-type="string">
            <text:p>rd73_140.qasm 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0.000691" calcext:value-type="float">
            <text:p>0.000691</text:p>
          </table:table-cell>
          <table:table-cell/>
          <table:table-cell table:formula="of:=[.E129]/[.B129]" office:value-type="float" office:value="0.982894736842105" calcext:value-type="float">
            <text:p>0.982894736842105</text:p>
          </table:table-cell>
          <table:table-cell table:formula="of:=[.F129]/[.C129]" office:value-type="float" office:value="0.145688382880034" calcext:value-type="float">
            <text:p>0.145688382880034</text:p>
          </table:table-cell>
          <table:table-cell/>
        </table:table-row>
        <table:table-row table:style-name="ro1">
          <table:table-cell office:value-type="string" calcext:value-type="string">
            <text:p>rd73_252.qasm 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/>
          <table:table-cell office:value-type="float" office:value="16728" calcext:value-type="float">
            <text:p>16728</text:p>
          </table:table-cell>
          <table:table-cell office:value-type="float" office:value="0.014733" calcext:value-type="float">
            <text:p>0.014733</text:p>
          </table:table-cell>
          <table:table-cell/>
          <table:table-cell table:formula="of:=[.E130]/[.B130]" office:value-type="float" office:value="0.864943123061013" calcext:value-type="float">
            <text:p>0.864943123061013</text:p>
          </table:table-cell>
          <table:table-cell table:formula="of:=[.F130]/[.C130]" office:value-type="float" office:value="0.0399039034484253" calcext:value-type="float">
            <text:p>0.039903903448425</text:p>
          </table:table-cell>
          <table:table-cell/>
        </table:table-row>
        <table:table-row table:style-name="ro1">
          <table:table-cell office:value-type="string" calcext:value-type="string">
            <text:p>rd84_142.qasm 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0.001135" calcext:value-type="float">
            <text:p>0.001135</text:p>
          </table:table-cell>
          <table:table-cell/>
          <table:table-cell table:formula="of:=[.E131]/[.B131]" office:value-type="float" office:value="1.22683706070288" calcext:value-type="float">
            <text:p>1.22683706070288</text:p>
          </table:table-cell>
          <table:table-cell table:formula="of:=[.F131]/[.C131]" office:value-type="float" office:value="0.0316455696202532" calcext:value-type="float">
            <text:p>0.031645569620253</text:p>
          </table:table-cell>
          <table:table-cell/>
        </table:table-row>
        <table:table-row table:style-name="ro1">
          <table:table-cell office:value-type="string" calcext:value-type="string">
            <text:p>rd84_253.qasm 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/>
          <table:table-cell office:value-type="float" office:value="42224" calcext:value-type="float">
            <text:p>42224</text:p>
          </table:table-cell>
          <table:table-cell office:value-type="float" office:value="0.038295" calcext:value-type="float">
            <text:p>0.038295</text:p>
          </table:table-cell>
          <table:table-cell/>
          <table:table-cell table:formula="of:=[.E132]/[.B132]" office:value-type="float" office:value="0.826382229180937" calcext:value-type="float">
            <text:p>0.826382229180937</text:p>
          </table:table-cell>
          <table:table-cell table:formula="of:=[.F132]/[.C132]" office:value-type="float" office:value="0.014204640293774" calcext:value-type="float">
            <text:p>0.014204640293774</text:p>
          </table:table-cell>
          <table:table-cell/>
        </table:table-row>
        <table:table-row table:style-name="ro1">
          <table:table-cell office:value-type="string" calcext:value-type="string">
            <text:p>root_255.qasm 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/>
          <table:table-cell office:value-type="float" office:value="54458" calcext:value-type="float">
            <text:p>54458</text:p>
          </table:table-cell>
          <table:table-cell office:value-type="float" office:value="0.048776" calcext:value-type="float">
            <text:p>0.048776</text:p>
          </table:table-cell>
          <table:table-cell/>
          <table:table-cell table:formula="of:=[.E133]/[.B133]" office:value-type="float" office:value="0.835783787102121" calcext:value-type="float">
            <text:p>0.835783787102121</text:p>
          </table:table-cell>
          <table:table-cell table:formula="of:=[.F133]/[.C133]" office:value-type="float" office:value="0.00205105778166512" calcext:value-type="float">
            <text:p>0.002051057781665</text:p>
          </table:table-cell>
          <table:table-cell/>
        </table:table-row>
        <table:table-row table:style-name="ro1">
          <table:table-cell office:value-type="string" calcext:value-type="string">
            <text:p>sao2_257.qasm 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/>
          <table:table-cell office:value-type="float" office:value="134329" calcext:value-type="float">
            <text:p>134329</text:p>
          </table:table-cell>
          <table:table-cell office:value-type="float" office:value="0.110187" calcext:value-type="float">
            <text:p>0.110187</text:p>
          </table:table-cell>
          <table:table-cell/>
          <table:table-cell table:formula="of:=[.E134]/[.B134]" office:value-type="float" office:value="0.904219227507102" calcext:value-type="float">
            <text:p>0.904219227507102</text:p>
          </table:table-cell>
          <table:table-cell table:formula="of:=[.F134]/[.C134]" office:value-type="float" office:value="0.000926018993192705" calcext:value-type="float">
            <text:p>0.000926018993193</text:p>
          </table:table-cell>
          <table:table-cell/>
        </table:table-row>
        <table:table-row table:style-name="ro1">
          <table:table-cell office:value-type="string" calcext:value-type="string">
            <text:p>sf_274.qasm 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0.002054" calcext:value-type="float">
            <text:p>0.002054</text:p>
          </table:table-cell>
          <table:table-cell/>
          <table:table-cell table:formula="of:=[.E135]/[.B135]" office:value-type="float" office:value="0.694656488549618" calcext:value-type="float">
            <text:p>0.694656488549618</text:p>
          </table:table-cell>
          <table:table-cell table:formula="of:=[.F135]/[.C135]" office:value-type="float" office:value="0.709009319986193" calcext:value-type="float">
            <text:p>0.709009319986193</text:p>
          </table:table-cell>
          <table:table-cell/>
        </table:table-row>
        <table:table-row table:style-name="ro1">
          <table:table-cell office:value-type="string" calcext:value-type="string">
            <text:p>sf_276.qasm 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/>
          <table:table-cell office:value-type="float" office:value="1889" calcext:value-type="float">
            <text:p>1889</text:p>
          </table:table-cell>
          <table:table-cell office:value-type="float" office:value="0.001958" calcext:value-type="float">
            <text:p>0.001958</text:p>
          </table:table-cell>
          <table:table-cell/>
          <table:table-cell table:formula="of:=[.E136]/[.B136]" office:value-type="float" office:value="0.731320170344561" calcext:value-type="float">
            <text:p>0.731320170344561</text:p>
          </table:table-cell>
          <table:table-cell table:formula="of:=[.F136]/[.C136]" office:value-type="float" office:value="0.519225669583665" calcext:value-type="float">
            <text:p>0.519225669583665</text:p>
          </table:table-cell>
          <table:table-cell/>
        </table:table-row>
        <table:table-row table:style-name="ro1">
          <table:table-cell office:value-type="string" calcext:value-type="string">
            <text:p>sqn_258.qasm 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/>
          <table:table-cell office:value-type="float" office:value="30415" calcext:value-type="float">
            <text:p>30415</text:p>
          </table:table-cell>
          <table:table-cell office:value-type="float" office:value="0.030834" calcext:value-type="float">
            <text:p>0.030834</text:p>
          </table:table-cell>
          <table:table-cell/>
          <table:table-cell table:formula="of:=[.E137]/[.B137]" office:value-type="float" office:value="0.835760606726753" calcext:value-type="float">
            <text:p>0.835760606726753</text:p>
          </table:table-cell>
          <table:table-cell table:formula="of:=[.F137]/[.C137]" office:value-type="float" office:value="0.0104480241801584" calcext:value-type="float">
            <text:p>0.010448024180159</text:p>
          </table:table-cell>
          <table:table-cell/>
        </table:table-row>
        <table:table-row table:style-name="ro1">
          <table:table-cell office:value-type="string" calcext:value-type="string">
            <text:p>sqrt8_260.qasm 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/>
          <table:table-cell office:value-type="float" office:value="9631" calcext:value-type="float">
            <text:p>9631</text:p>
          </table:table-cell>
          <table:table-cell office:value-type="float" office:value="0.008425" calcext:value-type="float">
            <text:p>0.008425</text:p>
          </table:table-cell>
          <table:table-cell/>
          <table:table-cell table:formula="of:=[.E138]/[.B138]" office:value-type="float" office:value="0.837114298131247" calcext:value-type="float">
            <text:p>0.837114298131247</text:p>
          </table:table-cell>
          <table:table-cell table:formula="of:=[.F138]/[.C138]" office:value-type="float" office:value="0.00626338170572142" calcext:value-type="float">
            <text:p>0.006263381705721</text:p>
          </table:table-cell>
          <table:table-cell/>
        </table:table-row>
        <table:table-row table:style-name="ro1">
          <table:table-cell office:value-type="string" calcext:value-type="string">
            <text:p>squar5_261.qasm 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/>
          <table:table-cell office:value-type="float" office:value="6504" calcext:value-type="float">
            <text:p>6504</text:p>
          </table:table-cell>
          <table:table-cell office:value-type="float" office:value="0.005492" calcext:value-type="float">
            <text:p>0.005492</text:p>
          </table:table-cell>
          <table:table-cell/>
          <table:table-cell table:formula="of:=[.E139]/[.B139]" office:value-type="float" office:value="0.883215643671917" calcext:value-type="float">
            <text:p>0.883215643671917</text:p>
          </table:table-cell>
          <table:table-cell table:formula="of:=[.F139]/[.C139]" office:value-type="float" office:value="0.259890213893621" calcext:value-type="float">
            <text:p>0.259890213893621</text:p>
          </table:table-cell>
          <table:table-cell/>
        </table:table-row>
        <table:table-row table:style-name="ro1">
          <table:table-cell office:value-type="string" calcext:value-type="string">
            <text:p>square_root_7.qasm 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/>
          <table:table-cell office:value-type="float" office:value="24833" calcext:value-type="float">
            <text:p>24833</text:p>
          </table:table-cell>
          <table:table-cell office:value-type="float" office:value="0.049383" calcext:value-type="float">
            <text:p>0.049383</text:p>
          </table:table-cell>
          <table:table-cell/>
          <table:table-cell table:formula="of:=[.E140]/[.B140]" office:value-type="float" office:value="0.873878312277862" calcext:value-type="float">
            <text:p>0.873878312277862</text:p>
          </table:table-cell>
          <table:table-cell table:formula="of:=[.F140]/[.C140]" office:value-type="float" office:value="0.00171575388870166" calcext:value-type="float">
            <text:p>0.001715753888702</text:p>
          </table:table-cell>
          <table:table-cell/>
        </table:table-row>
        <table:table-row table:style-name="ro1">
          <table:table-cell office:value-type="string" calcext:value-type="string">
            <text:p>sym10_262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746" calcext:value-type="float">
            <text:p>201746</text:p>
          </table:table-cell>
          <table:table-cell office:value-type="float" office:value="0.18076" calcext:value-type="float">
            <text:p>0.18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6_145.qasm 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/>
          <table:table-cell office:value-type="float" office:value="9789" calcext:value-type="float">
            <text:p>9789</text:p>
          </table:table-cell>
          <table:table-cell office:value-type="float" office:value="0.011208" calcext:value-type="float">
            <text:p>0.011208</text:p>
          </table:table-cell>
          <table:table-cell/>
          <table:table-cell table:formula="of:=[.E142]/[.B142]" office:value-type="float" office:value="0.72634859390072" calcext:value-type="float">
            <text:p>0.72634859390072</text:p>
          </table:table-cell>
          <table:table-cell table:formula="of:=[.F142]/[.C142]" office:value-type="float" office:value="0.202544455688882" calcext:value-type="float">
            <text:p>0.202544455688882</text:p>
          </table:table-cell>
          <table:table-cell/>
        </table:table-row>
        <table:table-row table:style-name="ro1">
          <table:table-cell office:value-type="string" calcext:value-type="string">
            <text:p>sym6_316.qasm </text:p>
          </table:table-cell>
          <table:table-cell office:value-type="float" office:value="932" calcext:value-type="float">
            <text:p>932</text:p>
          </table:table-cell>
          <table:table-cell office:value-type="float" office:value="0.013521" calcext:value-type="float">
            <text:p>0.013521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0.001012" calcext:value-type="float">
            <text:p>0.001012</text:p>
          </table:table-cell>
          <table:table-cell/>
          <table:table-cell table:formula="of:=[.E143]/[.B143]" office:value-type="float" office:value="1.16952789699571" calcext:value-type="float">
            <text:p>1.16952789699571</text:p>
          </table:table-cell>
          <table:table-cell table:formula="of:=[.F143]/[.C143]" office:value-type="float" office:value="0.0748465350195991" calcext:value-type="float">
            <text:p>0.074846535019599</text:p>
          </table:table-cell>
          <table:table-cell/>
        </table:table-row>
        <table:table-row table:style-name="ro1">
          <table:table-cell office:value-type="string" calcext:value-type="string">
            <text:p>sym9_146.qasm 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0.000925" calcext:value-type="float">
            <text:p>0.000925</text:p>
          </table:table-cell>
          <table:table-cell/>
          <table:table-cell table:formula="of:=[.E144]/[.B144]" office:value-type="float" office:value="0.770700636942675" calcext:value-type="float">
            <text:p>0.770700636942675</text:p>
          </table:table-cell>
          <table:table-cell table:formula="of:=[.F144]/[.C144]" office:value-type="float" office:value="0.141092129347163" calcext:value-type="float">
            <text:p>0.141092129347163</text:p>
          </table:table-cell>
          <table:table-cell/>
        </table:table-row>
        <table:table-row table:style-name="ro1">
          <table:table-cell office:value-type="string" calcext:value-type="string">
            <text:p>sym9_148.qasm 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/>
          <table:table-cell office:value-type="float" office:value="54405" calcext:value-type="float">
            <text:p>54405</text:p>
          </table:table-cell>
          <table:table-cell office:value-type="float" office:value="0.058988" calcext:value-type="float">
            <text:p>0.058988</text:p>
          </table:table-cell>
          <table:table-cell/>
          <table:table-cell table:formula="of:=[.E145]/[.B145]" office:value-type="float" office:value="0.715318774077337" calcext:value-type="float">
            <text:p>0.715318774077337</text:p>
          </table:table-cell>
          <table:table-cell table:formula="of:=[.F145]/[.C145]" office:value-type="float" office:value="0.0512426703731052" calcext:value-type="float">
            <text:p>0.051242670373105</text:p>
          </table:table-cell>
          <table:table-cell/>
        </table:table-row>
        <table:table-row table:style-name="ro1">
          <table:table-cell office:value-type="string" calcext:value-type="string">
            <text:p>sym9_193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/>
          <table:table-cell office:value-type="float" office:value="106026" calcext:value-type="float">
            <text:p>106026</text:p>
          </table:table-cell>
          <table:table-cell office:value-type="float" office:value="0.097712" calcext:value-type="float">
            <text:p>0.097712</text:p>
          </table:table-cell>
          <table:table-cell/>
          <table:table-cell table:formula="of:=[.E146]/[.B146]" office:value-type="float" office:value="0.807687912791096" calcext:value-type="float">
            <text:p>0.807687912791096</text:p>
          </table:table-cell>
          <table:table-cell table:formula="of:=[.F146]/[.C146]" office:value-type="float" office:value="0.012921825284523" calcext:value-type="float">
            <text:p>0.012921825284523</text:p>
          </table:table-cell>
          <table:table-cell/>
        </table:table-row>
        <table:table-row table:style-name="ro1">
          <table:table-cell office:value-type="string" calcext:value-type="string">
            <text:p>sys6-v0_111.qasm 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0.000713" calcext:value-type="float">
            <text:p>0.000713</text:p>
          </table:table-cell>
          <table:table-cell/>
          <table:table-cell table:formula="of:=[.E147]/[.B147]" office:value-type="float" office:value="0.75507614213198" calcext:value-type="float">
            <text:p>0.75507614213198</text:p>
          </table:table-cell>
          <table:table-cell table:formula="of:=[.F147]/[.C147]" office:value-type="float" office:value="0.0489193825042882" calcext:value-type="float">
            <text:p>0.048919382504288</text:p>
          </table:table-cell>
          <table:table-cell/>
        </table:table-row>
        <table:table-row table:style-name="ro1">
          <table:table-cell office:value-type="string" calcext:value-type="string">
            <text:p>urf1_149.qasm 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/>
          <table:table-cell office:value-type="float" office:value="547792" calcext:value-type="float">
            <text:p>547792</text:p>
          </table:table-cell>
          <table:table-cell office:value-type="float" office:value="0.495221" calcext:value-type="float">
            <text:p>0.495221</text:p>
          </table:table-cell>
          <table:table-cell/>
          <table:table-cell table:formula="of:=[.E148]/[.B148]" office:value-type="float" office:value="0.877740977706848" calcext:value-type="float">
            <text:p>0.877740977706848</text:p>
          </table:table-cell>
          <table:table-cell table:formula="of:=[.F148]/[.C148]" office:value-type="float" office:value="0.211794014250156" calcext:value-type="float">
            <text:p>0.211794014250156</text:p>
          </table:table-cell>
          <table:table-cell/>
        </table:table-row>
        <table:table-row table:style-name="ro1">
          <table:table-cell office:value-type="string" calcext:value-type="string">
            <text:p>urf1_278.qasm 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/>
          <table:table-cell office:value-type="float" office:value="179822" calcext:value-type="float">
            <text:p>179822</text:p>
          </table:table-cell>
          <table:table-cell office:value-type="float" office:value="0.174713" calcext:value-type="float">
            <text:p>0.174713</text:p>
          </table:table-cell>
          <table:table-cell/>
          <table:table-cell table:formula="of:=[.E149]/[.B149]" office:value-type="float" office:value="0.815471196709491" calcext:value-type="float">
            <text:p>0.815471196709491</text:p>
          </table:table-cell>
          <table:table-cell table:formula="of:=[.F149]/[.C149]" office:value-type="float" office:value="0.00246690679683209" calcext:value-type="float">
            <text:p>0.002466906796832</text:p>
          </table:table-cell>
          <table:table-cell/>
        </table:table-row>
        <table:table-row table:style-name="ro1">
          <table:table-cell office:value-type="string" calcext:value-type="string">
            <text:p>urf2_152.qasm 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/>
          <table:table-cell office:value-type="float" office:value="217401" calcext:value-type="float">
            <text:p>217401</text:p>
          </table:table-cell>
          <table:table-cell office:value-type="float" office:value="0.215117" calcext:value-type="float">
            <text:p>0.215117</text:p>
          </table:table-cell>
          <table:table-cell/>
          <table:table-cell table:formula="of:=[.E150]/[.B150]" office:value-type="float" office:value="0.797503319858255" calcext:value-type="float">
            <text:p>0.797503319858255</text:p>
          </table:table-cell>
          <table:table-cell table:formula="of:=[.F150]/[.C150]" office:value-type="float" office:value="0.283733003414815" calcext:value-type="float">
            <text:p>0.283733003414815</text:p>
          </table:table-cell>
          <table:table-cell/>
        </table:table-row>
        <table:table-row table:style-name="ro1">
          <table:table-cell office:value-type="string" calcext:value-type="string">
            <text:p>urf2_277.qasm 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/>
          <table:table-cell office:value-type="float" office:value="64358" calcext:value-type="float">
            <text:p>64358</text:p>
          </table:table-cell>
          <table:table-cell office:value-type="float" office:value="0.066501" calcext:value-type="float">
            <text:p>0.066501</text:p>
          </table:table-cell>
          <table:table-cell/>
          <table:table-cell table:formula="of:=[.E151]/[.B151]" office:value-type="float" office:value="0.791942509782689" calcext:value-type="float">
            <text:p>0.791942509782689</text:p>
          </table:table-cell>
          <table:table-cell table:formula="of:=[.F151]/[.C151]" office:value-type="float" office:value="0.138030449266789" calcext:value-type="float">
            <text:p>0.138030449266789</text:p>
          </table:table-cell>
          <table:table-cell/>
        </table:table-row>
        <table:table-row table:style-name="ro1">
          <table:table-cell office:value-type="string" calcext:value-type="string">
            <text:p>urf3_155.qasm 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/>
          <table:table-cell office:value-type="float" office:value="1277484" calcext:value-type="float">
            <text:p>1277484</text:p>
          </table:table-cell>
          <table:table-cell office:value-type="float" office:value="1.12219" calcext:value-type="float">
            <text:p>1.12219</text:p>
          </table:table-cell>
          <table:table-cell/>
          <table:table-cell table:formula="of:=[.E152]/[.B152]" office:value-type="float" office:value="0.879675421526461" calcext:value-type="float">
            <text:p>0.879675421526461</text:p>
          </table:table-cell>
          <table:table-cell table:formula="of:=[.F152]/[.C152]" office:value-type="float" office:value="0.0171815933918715" calcext:value-type="float">
            <text:p>0.017181593391872</text:p>
          </table:table-cell>
          <table:table-cell/>
        </table:table-row>
        <table:table-row table:style-name="ro1">
          <table:table-cell office:value-type="string" calcext:value-type="string">
            <text:p>urf3_279.qasm 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/>
          <table:table-cell office:value-type="float" office:value="419764" calcext:value-type="float">
            <text:p>419764</text:p>
          </table:table-cell>
          <table:table-cell office:value-type="float" office:value="0.415453" calcext:value-type="float">
            <text:p>0.415453</text:p>
          </table:table-cell>
          <table:table-cell/>
          <table:table-cell table:formula="of:=[.E153]/[.B153]" office:value-type="float" office:value="0.837208931260409" calcext:value-type="float">
            <text:p>0.837208931260409</text:p>
          </table:table-cell>
          <table:table-cell table:formula="of:=[.F153]/[.C153]" office:value-type="float" office:value="0.00554176737684013" calcext:value-type="float">
            <text:p>0.00554176737684</text:p>
          </table:table-cell>
          <table:table-cell/>
        </table:table-row>
        <table:table-row table:style-name="ro1">
          <table:table-cell office:value-type="string" calcext:value-type="string">
            <text:p>urf4_187.qasm 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/>
          <table:table-cell office:value-type="float" office:value="1371002" calcext:value-type="float">
            <text:p>1371002</text:p>
          </table:table-cell>
          <table:table-cell office:value-type="float" office:value="1.39859" calcext:value-type="float">
            <text:p>1.39859</text:p>
          </table:table-cell>
          <table:table-cell/>
          <table:table-cell table:formula="of:=[.E154]/[.B154]" office:value-type="float" office:value="0.741972529197199" calcext:value-type="float">
            <text:p>0.741972529197199</text:p>
          </table:table-cell>
          <table:table-cell table:formula="of:=[.F154]/[.C154]" office:value-type="float" office:value="0.0846737379975057" calcext:value-type="float">
            <text:p>0.084673737997506</text:p>
          </table:table-cell>
          <table:table-cell/>
        </table:table-row>
        <table:table-row table:style-name="ro1">
          <table:table-cell office:value-type="string" calcext:value-type="string">
            <text:p>urf5_158.qasm 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/>
          <table:table-cell office:value-type="float" office:value="473685" calcext:value-type="float">
            <text:p>473685</text:p>
          </table:table-cell>
          <table:table-cell office:value-type="float" office:value="0.435358" calcext:value-type="float">
            <text:p>0.435358</text:p>
          </table:table-cell>
          <table:table-cell/>
          <table:table-cell table:formula="of:=[.E155]/[.B155]" office:value-type="float" office:value="0.852718271827183" calcext:value-type="float">
            <text:p>0.852718271827183</text:p>
          </table:table-cell>
          <table:table-cell table:formula="of:=[.F155]/[.C155]" office:value-type="float" office:value="0.193868117774888" calcext:value-type="float">
            <text:p>0.193868117774888</text:p>
          </table:table-cell>
          <table:table-cell/>
        </table:table-row>
        <table:table-row table:style-name="ro1">
          <table:table-cell office:value-type="string" calcext:value-type="string">
            <text:p>urf5_280.qasm 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/>
          <table:table-cell office:value-type="float" office:value="157666" calcext:value-type="float">
            <text:p>157666</text:p>
          </table:table-cell>
          <table:table-cell office:value-type="float" office:value="0.154422" calcext:value-type="float">
            <text:p>0.154422</text:p>
          </table:table-cell>
          <table:table-cell/>
          <table:table-cell table:formula="of:=[.E156]/[.B156]" office:value-type="float" office:value="0.821459460022716" calcext:value-type="float">
            <text:p>0.821459460022716</text:p>
          </table:table-cell>
          <table:table-cell table:formula="of:=[.F156]/[.C156]" office:value-type="float" office:value="0.0670606934408005" calcext:value-type="float">
            <text:p>0.067060693440801</text:p>
          </table:table-cell>
          <table:table-cell/>
        </table:table-row>
        <table:table-row table:style-name="ro1">
          <table:table-cell office:value-type="string" calcext:value-type="string">
            <text:p>urf6_160.qasm 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/>
          <table:table-cell office:value-type="float" office:value="599630" calcext:value-type="float">
            <text:p>599630</text:p>
          </table:table-cell>
          <table:table-cell office:value-type="float" office:value="0.460562" calcext:value-type="float">
            <text:p>0.460562</text:p>
          </table:table-cell>
          <table:table-cell/>
          <table:table-cell table:formula="of:=[.E157]/[.B157]" office:value-type="float" office:value="0.907441373382244" calcext:value-type="float">
            <text:p>0.907441373382244</text:p>
          </table:table-cell>
          <table:table-cell table:formula="of:=[.F157]/[.C157]" office:value-type="float" office:value="0.00693640451942685" calcext:value-type="float">
            <text:p>0.006936404519427</text:p>
          </table:table-cell>
          <table:table-cell/>
        </table:table-row>
        <table:table-row table:style-name="ro1">
          <table:table-cell office:value-type="string" calcext:value-type="string">
            <text:p>wim_266.qasm 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float" office:value="2759" calcext:value-type="float">
            <text:p>2759</text:p>
          </table:table-cell>
          <table:table-cell office:value-type="float" office:value="0.002751" calcext:value-type="float">
            <text:p>0.002751</text:p>
          </table:table-cell>
          <table:table-cell/>
          <table:table-cell table:formula="of:=[.E158]/[.B158]" office:value-type="float" office:value="0.811231990591003" calcext:value-type="float">
            <text:p>0.811231990591003</text:p>
          </table:table-cell>
          <table:table-cell table:formula="of:=[.F158]/[.C158]" office:value-type="float" office:value="0.210256802201162" calcext:value-type="float">
            <text:p>0.210256802201162</text:p>
          </table:table-cell>
          <table:table-cell/>
        </table:table-row>
        <table:table-row table:style-name="ro1">
          <table:table-cell office:value-type="string" calcext:value-type="string">
            <text:p>xor5_254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019" calcext:value-type="float">
            <text:p>1.9E-05</text:p>
          </table:table-cell>
          <table:table-cell/>
          <table:table-cell table:formula="of:=[.E159]/[.B159]" office:value-type="float" office:value="0.611111111111111" calcext:value-type="float">
            <text:p>0.611111111111111</text:p>
          </table:table-cell>
          <table:table-cell table:formula="of:=[.F159]/[.C159]" office:value-type="float" office:value="0.139705882352941" calcext:value-type="float">
            <text:p>0.139705882352941</text:p>
          </table:table-cell>
          <table:table-cell/>
        </table:table-row>
        <table:table-row table:style-name="ro1">
          <table:table-cell office:value-type="string" calcext:value-type="string">
            <text:p>z4_268.qasm 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/>
          <table:table-cell office:value-type="float" office:value="9638" calcext:value-type="float">
            <text:p>9638</text:p>
          </table:table-cell>
          <table:table-cell office:value-type="float" office:value="0.008556" calcext:value-type="float">
            <text:p>0.008556</text:p>
          </table:table-cell>
          <table:table-cell/>
          <table:table-cell table:formula="of:=[.E160]/[.B160]" office:value-type="float" office:value="0.852769421341355" calcext:value-type="float">
            <text:p>0.852769421341355</text:p>
          </table:table-cell>
          <table:table-cell table:formula="of:=[.F160]/[.C160]" office:value-type="float" office:value="0.0664863856769862" calcext:value-type="float">
            <text:p>0.06648638567698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SUM([.H3:.H160])/156" office:value-type="float" office:value="0.824221474625286" calcext:value-type="float">
            <text:p>0.824221474625286</text:p>
          </table:table-cell>
          <table:table-cell table:formula="of:=SUM([.I3:.I160])/156" office:value-type="float" office:value="0.41058374668837" calcext:value-type="float">
            <text:p>0.41058374668837</text:p>
          </table:table-cell>
          <table:table-cell/>
        </table:table-row>
        <table:table-row table:style-name="ro1" table:number-rows-repeated="10484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7:17:03.547639755</meta:creation-date>
    <dc:date>2018-08-07T17:24:03.690785168</dc:date>
    <meta:editing-duration>PT6M59S</meta:editing-duration>
    <meta:editing-cycles>2</meta:editing-cycles>
    <meta:generator>LibreOffice/6.0.3.2$Linux_X86_64 LibreOffice_project/00m0$Build-2</meta:generator>
    <meta:document-statistic meta:table-count="1" meta:cell-count="1115" meta:object-count="0"/>
  </office:meta>
</office:document-meta>
</file>